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09C7EF31.png"/>
  <manifest:file-entry manifest:media-type="image/png" manifest:full-path="Pictures/100000000000032000000258EC0B43F6.png"/>
  <manifest:file-entry manifest:media-type="image/png" manifest:full-path="Pictures/100000000000000800000008913C8356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0000000031A00000253D1D24142.png"/>
  <manifest:file-entry manifest:media-type="image/png" manifest:full-path="Pictures/100000000000032000000258386DF587.png"/>
  <manifest:file-entry manifest:media-type="image/png" manifest:full-path="Pictures/100000000000032000000258F6B218C8.png"/>
  <manifest:file-entry manifest:media-type="image/png" manifest:full-path="Pictures/100000000000032000000258EC8EC29B.png"/>
  <manifest:file-entry manifest:media-type="image/png" manifest:full-path="Pictures/10000000000003200000025830674EDA.pn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1a1a1a" draw:textarea-horizontal-align="center" draw:textarea-vertical-align="middle"/>
    </style:style>
    <style:style style:name="gr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cm" fo:min-width="0cm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2.3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2.4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6cm" fo:min-width="0cm"/>
    </style:style>
    <style:style style:name="gr16" style:family="graphic" style:parent-style-name="standard">
      <style:graphic-properties draw:stroke="none" draw:fill="none" fo:min-height="9.956cm"/>
    </style:style>
    <style:style style:name="gr17" style:family="graphic" style:parent-style-name="standard">
      <style:graphic-properties draw:stroke="none" draw:fill="none" fo:min-height="7.823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stroke="none" draw:fill="none" fo:min-height="18.165cm"/>
    </style:style>
    <style:style style:name="gr21" style:family="graphic" style:parent-style-name="standard">
      <style:graphic-properties draw:stroke="none" draw:fill="none" fo:min-height="10.667cm"/>
    </style:style>
    <style:style style:name="gr22" style:family="graphic" style:parent-style-name="standard">
      <style:graphic-properties draw:stroke="none" draw:fill="none" fo:min-height="15.644cm"/>
    </style:style>
    <style:style style:name="gr23" style:family="graphic" style:parent-style-name="standard">
      <style:graphic-properties draw:stroke="none" draw:fill="none" fo:min-height="14.222cm"/>
    </style:style>
    <style:style style:name="gr24" style:family="graphic" style:parent-style-name="standard">
      <style:graphic-properties draw:stroke="none" draw:fill="none" fo:min-height="6.401cm"/>
    </style:style>
    <style:style style:name="gr25" style:family="graphic" style:parent-style-name="standard">
      <style:graphic-properties draw:stroke="none" draw:fill="none" fo:min-height="7.112cm"/>
    </style:style>
    <style:style style:name="gr26" style:family="graphic" style:parent-style-name="standard">
      <style:graphic-properties draw:stroke="none" draw:fill="none" fo:min-height="11.378cm"/>
    </style:style>
    <style:style style:name="gr27" style:family="graphic" style:parent-style-name="standard">
      <style:graphic-properties draw:stroke="none" draw:fill="none" fo:min-height="13.888cm"/>
    </style:style>
    <style:style style:name="gr28" style:family="graphic" style:parent-style-name="standard">
      <style:graphic-properties draw:stroke="none" draw:fill="none" fo:min-height="20.587cm"/>
    </style:style>
    <style:style style:name="gr29" style:family="graphic" style:parent-style-name="standard">
      <style:graphic-properties draw:stroke="none" draw:fill="none" fo:min-height="8.64cm"/>
    </style:style>
    <style:style style:name="gr30" style:family="graphic" style:parent-style-name="standard">
      <style:graphic-properties draw:stroke="none" draw:fill="none" fo:min-height="12.8cm"/>
    </style:style>
    <style:style style:name="gr31" style:family="graphic" style:parent-style-name="standard">
      <style:graphic-properties draw:stroke="none" draw:fill="none" fo:min-height="17.777cm"/>
    </style:style>
    <style:style style:name="gr32" style:family="graphic" style:parent-style-name="standard">
      <style:graphic-properties draw:stroke="none" draw:fill="none" fo:min-height="18.233cm"/>
    </style:style>
    <style:style style:name="gr33" style:family="graphic" style:parent-style-name="standard">
      <style:graphic-properties draw:stroke="none" draw:fill="none" fo:min-height="13.511cm"/>
    </style:style>
    <style:style style:name="gr34" style:family="graphic" style:parent-style-name="standard">
      <style:graphic-properties draw:stroke="none" draw:fill="none" fo:min-height="19.358cm"/>
    </style:style>
    <style:style style:name="gr35" style:family="graphic" style:parent-style-name="standard">
      <style:graphic-properties draw:stroke="none" draw:fill="none" fo:min-height="12.089cm"/>
    </style:style>
    <style:style style:name="gr36" style:family="graphic" style:parent-style-name="standard">
      <style:graphic-properties draw:stroke="none" draw:fill="none" fo:min-height="16.3cm"/>
    </style:style>
    <style:style style:name="gr37" style:family="graphic" style:parent-style-name="standard">
      <style:graphic-properties draw:stroke="none" draw:fill="none" fo:min-height="11.815cm"/>
    </style:style>
    <style:style style:name="gr38" style:family="graphic" style:parent-style-name="standard">
      <style:graphic-properties draw:stroke="none" draw:fill="none" fo:min-height="17.066cm"/>
    </style:style>
    <style:style style:name="pr1" style:family="presentation" style:parent-style-name="lyt-default-title">
      <style:graphic-properties fo:min-height="3.256cm"/>
    </style:style>
    <style:style style:name="pr2" style:family="presentation" style:parent-style-name="lyt-default-subtitle">
      <style:graphic-properties draw:fill-color="#ffffff" fo:min-height="12.979cm"/>
    </style:style>
    <style:style style:name="pr3" style:family="presentation" style:parent-style-name="lyt-default-notes">
      <style:graphic-properties draw:fill-color="#ffffff" draw:auto-grow-height="true" fo:min-height="9.999cm"/>
    </style:style>
    <style:style style:name="pr4" style:family="presentation" style:parent-style-name="lyt-default-outline1">
      <style:graphic-properties fo:min-height="12.979cm"/>
    </style:style>
    <style:style style:name="pr5" style:family="presentation" style:parent-style-name="lyt-default-notes">
      <style:graphic-properties draw:fill-color="#ffffff" fo:min-height="9.748cm"/>
    </style:style>
    <style:style style:name="pr6" style:family="presentation" style:parent-style-name="lyt-default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color="#800000" fo:font-size="26pt" style:font-size-asian="26pt" style:font-size-complex="26pt"/>
    </style:style>
    <style:style style:name="P3" style:family="paragraph">
      <style:text-properties fo:font-size="26pt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text-properties fo:font-size="24pt" style:text-underline-style="solid" style:text-underline-width="auto" style:text-underline-color="font-color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11" style:family="paragraph">
      <style:text-properties fo:color="#000080" fo:font-size="24pt" style:font-size-asian="24pt" style:font-size-complex="24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color="#008000" fo:font-size="24pt" style:font-size-asian="24pt" style:font-size-complex="24pt"/>
    </style:style>
    <style:style style:name="P14" style:family="paragraph">
      <style:text-properties fo:font-size="20pt" style:text-underline-style="solid" style:text-underline-width="auto" style:text-underline-color="font-color" style:font-size-asian="24pt" style:font-size-complex="24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18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family="'Liberation Mono'" style:font-family-generic="modern" style:font-pitch="fixed"/>
    </style:style>
    <style:style style:name="P19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800000"/>
    </style:style>
    <style:style style:name="T3" style:family="text">
      <style:text-properties fo:color="#800000" fo:font-size="26pt" style:font-size-asian="26pt" style:font-size-complex="26pt"/>
    </style:style>
    <style:style style:name="T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0080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8000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family="'Liberation Mono'" style:font-family-generic="modern" style:font-pitch="fixed"/>
    </style:style>
    <style:style style:name="T1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0">
        <office:forms form:automatic-focus="false" form:apply-design-mode="false"/>
        <draw:frame presentation:style-name="pr1" draw:layer="layout" svg:width="23.91cm" svg:height="4.29cm" svg:x="2.056cm" svg:y="1.35cm" presentation:class="title" presentation:user-transformed="true">
          <draw:text-box>
            <text:p>Lockdep<text:line-break/><text:span text:style-name="T1">How to read its cryptic output</text:span></text:p>
          </draw:text-box>
        </draw:frame>
        <draw:frame presentation:style-name="pr2" draw:layer="layout" svg:width="23.91cm" svg:height="12.979cm" svg:x="2.056cm" svg:y="5.962cm" presentation:class="subtitle">
          <draw:text-box>
            <text:p>Steven Rostedt</text:p>
            <text:p><text:span text:style-name="T2"><text:a xlink:href="mailto:srostedt@redhat.com">srostedt@redhat.com</text:a></text:span></text:p>
            <text:p><text:a xlink:href="mailto:rostedt@goodmis.org">rostedt@goodmis.org</text:a></text:p>
          </draw:text-box>
        </draw:frame>
        <presentation:notes draw:style-name="dp2">
          <draw:page-thumbnail draw:style-name="gr1" draw:layer="layout" svg:width="13.133cm" svg:height="9.007cm" svg:x="4.537cm" svg:y="2.628cm" draw:page-number="1" presentation:class="page"/>
          <draw:frame presentation:style-name="pr3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2T1">
        <draw:frame presentation:style-name="pr1" draw:layer="layout" svg:width="23.91cm" svg:height="3.256cm" svg:x="2.056cm" svg:y="1.867cm" presentation:class="title">
          <draw:text-box>
            <text:p>What is Lockdep?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Written by Ingo Molnar in 2006</text:p>
              </text:list-item>
              <text:list-item>
                <text:p>Lock correctness validator</text:p>
              </text:list-item>
              <text:list-item>
                <text:p>Locks are tracked via “classes”</text:p>
                <text:list>
                  <text:list-item>
                    <text:p>A class of lock it the type not the instance</text:p>
                  </text:list-item>
                </text:list>
              </text:list-item>
              <text:list-item>
                <text:p>If locks are taken in a way that could possibly cause a deadlock, lockdep will detect it!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2T1">
        <draw:frame presentation:style-name="pr1" draw:layer="layout" svg:width="23.91cm" svg:height="3.256cm" svg:x="2.056cm" svg:y="1.867cm" presentation:class="title">
          <draw:text-box>
            <text:p>Detecting Deadlocks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The lock class is used to track how the instances have been taken</text:p>
              </text:list-item>
              <text:list-item>
                <text:p>When locks are taken at runtime, the class is updated</text:p>
              </text:list-item>
              <text:list-item>
                <text:p>States are used to track how the lock is used</text:p>
                <text:list>
                  <text:list-item>
                    <text:p>Described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3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2T1">
        <draw:frame presentation:style-name="pr1" draw:layer="layout" svg:width="23.91cm" svg:height="3.256cm" svg:x="2.056cm" svg:y="1.867cm" presentation:class="title">
          <draw:text-box>
            <text:p>Types of deadlocks</text:p>
          </draw:text-box>
        </draw:frame>
        <draw:frame presentation:style-name="pr4" draw:layer="layout" svg:width="23.91cm" svg:height="13.449cm" svg:x="2.056cm" svg:y="5.837cm" presentation:class="outline" presentation:user-transformed="true">
          <draw:text-box>
            <text:list text:style-name="L2">
              <text:list-item>
                <text:p>Elementary</text:p>
                <text:list>
                  <text:list-item>
                    <text:p>lock taken twice</text:p>
                  </text:list-item>
                </text:list>
              </text:list-item>
              <text:list-item>
                <text:p>Simple</text:p>
                <text:list>
                  <text:list-item>
                    <text:p>Lock A-B – Lock B-A</text:p>
                  </text:list-item>
                </text:list>
              </text:list-item>
              <text:list-item>
                <text:p>Complex</text:p>
                <text:list>
                  <text:list-item>
                    <text:p>interrupts</text:p>
                  </text:list-item>
                </text:list>
              </text:list-item>
              <text:list-item>
                <text:p>Confusing</text:p>
                <text:list>
                  <text:list-item>
                    <text:p>Ti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4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2T1">
        <office:forms form:automatic-focus="false" form:apply-design-mode="false"/>
        <draw:frame presentation:style-name="pr6" draw:layer="layout" svg:width="23.91cm" svg:height="3.507cm" svg:x="2.056cm" svg:y="1.742cm" presentation:class="title">
          <draw:text-box>
            <text:p>Elementary Deadlock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Non-recursive lock taken twice</text:p>
              </text:list-item>
            </text:list>
          </draw:text-box>
        </draw:frame>
        <draw:path draw:style-name="gr2" draw:text-style-name="P1" draw:layer="layout" svg:width="2.852cm" svg:height="4.45cm" svg:x="11.117cm" svg:y="8.884cm" svg:viewBox="0 0 2853 4451" svg:d="m298 74v519h-79v-519h-200v-65h479v65zm439 519-67-171h-265l-67 171h-82l237-584h90l234 584zm-245-425c-5-11-9-22-13-34-4-11-7-21-11-30s-5-17-7-24c-2-6-3-10-4-11 0 1-1 5-3 12s-5 14-8 23c-3 10-7 20-11 31-4 12-8 23-12 34l-74 191h217zm699 71c0 24-5 47-14 68-10 20-24 38-44 53s-45 27-75 35c-30 9-66 13-108 13-72 0-129-13-169-38-41-25-67-62-78-110l77-15c4 15 10 29 18 41s19 23 32 32c14 9 31 16 51 21s44 7 72 7c24 0 45-2 65-6s36-10 50-18 25-19 33-32 12-29 12-47c0-19-4-35-13-46s-21-22-37-30c-15-8-34-14-56-19s-46-11-72-17c-17-4-33-8-49-12-17-4-32-9-48-15-15-6-29-13-42-21s-25-18-34-29c-10-11-17-24-23-39-5-15-8-32-8-51 0-28 5-51 17-71 11-20 26-36 46-49 20-12 43-22 70-27s57-9 88-9c36 0 67 3 93 8s47 15 65 26 31 25 42 42 19 36 25 58l-77 14c-4-14-10-27-17-38s-17-20-29-28-26-13-43-17-37-5-60-5c-27 0-50 2-68 7s-33 11-44 19c-11 9-19 18-24 30s-7 23-7 36c0 17 4 32 13 43 8 11 20 20 35 28s32 13 52 18c19 5 40 10 62 15 18 4 36 8 54 13 18 4 35 9 51 15s31 13 46 21 26 18 37 29 18 26 24 41c6 16 9 35 9 56zm496 161-232-281-77 58v223h-79v-583h79v292l281-292h93l-248 253 281 330zm309 0v-63h148v-449l-132 94v-70l138-95h69v520h142v63zm-2813 0h2853v0zm-2166 2275v-438h59v390h221v48zm347-168c0 58-12 102-38 131s-64 43-113 43c-23 0-44-4-62-11-19-7-34-17-47-32-13-14-23-32-29-54-7-22-10-48-10-77 0-116 50-174 150-174 26 0 49 3 67 11 19 7 35 18 47 32 12 15 21 33 27 54 6 22 8 48 8 77zm-58 0c0-26-2-48-6-65s-10-31-18-41-17-17-28-21-24-6-38-6-27 2-39 6c-11 5-21 12-29 22s-14 24-18 41c-5 17-7 38-7 64s3 47 7 64 11 31 19 41 17 17 28 22 23 6 36 6c14 0 27-2 38-6 12-4 22-11 30-22s14-23 18-41c5-17 7-38 7-64zm171-2c0 20 2 37 4 53s8 31 15 42 15 21 26 27c11 7 24 10 40 10 20 0 36-5 50-16s21-26 24-48h57c-2 14-6 28-12 41s-15 24-26 34-23 18-39 24c-15 6-32 9-53 9-26 0-48-4-67-13-18-9-33-21-44-37s-20-34-25-55-8-45-8-69c0-23 2-43 6-60 3-17 9-32 15-45s15-24 24-33 19-16 30-21 21-9 33-11c12-3 24-4 36-4 19 0 35 3 50 8s27 12 38 21 19 20 26 32 11 25 14 39l-57 5c-3-19-11-34-22-45s-29-16-51-16c-16 0-29 2-40 8s-19 13-25 24-12 24-15 40-4 35-4 56zm486 171-113-154-41 34v120h-56v-461h56v288l147-163h65l-136 144 143 192zm224-1v-47h112v-337l-99 70v-52l103-72h52v391h106v47zm-1789 1578v-438h59v390h221v48zm347-168c0 58-12 102-38 131s-64 43-113 43c-23 0-44-4-62-11-19-7-34-17-47-32-13-14-23-32-29-54-7-22-10-48-10-77 0-116 50-174 150-174 26 0 49 3 67 11 19 7 35 18 47 32 12 15 21 33 27 54 6 22 8 48 8 77zm-58 0c0-26-2-48-6-65s-10-31-18-41-17-17-28-21-24-6-38-6-27 2-39 6c-11 5-21 12-29 22s-14 24-18 41c-5 17-7 38-7 64s3 47 7 64 11 31 19 41 17 17 28 22 23 6 36 6c14 0 27-2 38-6 12-4 22-11 30-22s14-23 18-41c5-17 7-38 7-64zm171-2c0 20 2 37 4 53s8 31 15 42 15 21 26 27c11 7 24 10 40 10 20 0 36-5 50-16s21-26 24-48h57c-2 14-6 28-12 41s-15 24-26 34-23 18-39 24c-15 6-32 9-53 9-26 0-48-4-67-13-18-9-33-21-44-37s-20-34-25-55-8-45-8-69c0-23 2-43 6-60 3-17 9-32 15-45s15-24 24-33 19-16 30-21 21-9 33-11c12-3 24-4 36-4 19 0 35 3 50 8s27 12 38 21 19 20 26 32 11 25 14 39l-57 5c-3-19-11-34-22-45s-29-16-51-16c-16 0-29 2-40 8s-19 13-25 24-12 24-15 40-4 35-4 56zm486 171-113-154-41 34v120h-56v-461h56v288l147-163h65l-136 144 143 192zm224-1v-47h112v-337l-99 70v-52l103-72h52v391h106v47z">
          <text:p/>
        </draw:path>
        <draw:line draw:style-name="gr3" draw:text-style-name="P1" draw:layer="layout" svg:x1="14.605cm" svg:y1="13.335cm" svg:x2="19.05cm" svg:y2="13.335cm">
          <text:p/>
        </draw:line>
        <draw:frame draw:style-name="gr4" draw:text-style-name="P2" draw:layer="layout" svg:width="5.548cm" svg:height="1.276cm" svg:x="19.217cm" svg:y="12.7cm">
          <draw:text-box>
            <text:p><text:span text:style-name="T3">DEADLO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5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6" draw:style-name="dp1" draw:master-page-name="lyt-default" presentation:presentation-page-layout-name="AL2T1">
        <office:forms form:automatic-focus="false" form:apply-design-mode="false"/>
        <draw:frame presentation:style-name="pr6" draw:layer="layout" svg:width="23.91cm" svg:height="3.507cm" svg:x="2.056cm" svg:y="1.742cm" presentation:class="title">
          <draw:text-box>
            <text:p>Simple Deadlock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Lock A-B <text:s/>Lock B-A</text:p>
              </text:list-item>
            </text:list>
          </draw:text-box>
        </draw:frame>
        <draw:g>
          <draw:line draw:style-name="gr3" draw:text-style-name="P1" draw:layer="layout" svg:x1="15.875cm" svg:y1="16.51cm" svg:x2="20.32cm" svg:y2="16.51cm">
            <text:p/>
          </draw:line>
          <draw:frame draw:style-name="gr4" draw:text-style-name="P2" draw:layer="layout" svg:width="5.548cm" svg:height="1.276cm" svg:x="20.487cm" svg:y="15.875cm">
            <draw:text-box>
              <text:p text:style-name="P3"><text:span text:style-name="T3">DEADLOCK</text:span></text:p>
            </draw:text-box>
          </draw:frame>
        </draw:g>
        <draw:frame draw:style-name="gr4" draw:text-style-name="P5" draw:layer="layout" svg:width="2.995cm" svg:height="1.195cm" svg:x="5.715cm" svg:y="8.833cm">
          <draw:text-box>
            <text:p text:style-name="P4"><text:span text:style-name="T4">CPU 0</text:span></text:p>
          </draw:text-box>
        </draw:frame>
        <draw:frame draw:style-name="gr4" draw:text-style-name="P5" draw:layer="layout" svg:width="2.991cm" svg:height="1.195cm" svg:x="12.065cm" svg:y="8.965cm">
          <draw:text-box>
            <text:p text:style-name="P4"><text:span text:style-name="T4">CPU 1</text:span></text:p>
          </draw:text-box>
        </draw:frame>
        <draw:frame draw:style-name="gr4" draw:text-style-name="P6" draw:layer="layout" svg:width="3.042cm" svg:height="1.195cm" svg:x="5.715cm" svg:y="12.065cm">
          <draw:text-box>
            <text:p text:style-name="P6">Lock A</text:p>
          </draw:text-box>
        </draw:frame>
        <draw:frame draw:style-name="gr4" draw:text-style-name="P6" draw:layer="layout" svg:width="3.089cm" svg:height="1.195cm" svg:x="5.715cm" svg:y="13.97cm">
          <draw:text-box>
            <text:p text:style-name="P6">Lock B</text:p>
          </draw:text-box>
        </draw:frame>
        <draw:frame draw:style-name="gr4" draw:text-style-name="P6" draw:layer="layout" svg:width="3.089cm" svg:height="1.195cm" svg:x="12.065cm" svg:y="10.945cm">
          <draw:text-box>
            <text:p text:style-name="P6">Lock B</text:p>
          </draw:text-box>
        </draw:frame>
        <draw:frame draw:style-name="gr4" draw:text-style-name="P6" draw:layer="layout" svg:width="3.042cm" svg:height="1.195cm" svg:x="12.065cm" svg:y="15.95cm">
          <draw:text-box>
            <text:p text:style-name="P6">Lock 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6" presentation:class="page"/>
          <draw:frame presentation:style-name="pr5" draw:text-style-name="P7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7" draw:style-name="dp1" draw:master-page-name="lyt-default" presentation:presentation-page-layout-name="AL2T1">
        <office:forms form:automatic-focus="false" form:apply-design-mode="false"/>
        <draw:frame presentation:style-name="pr6" draw:layer="layout" svg:width="23.91cm" svg:height="3.507cm" svg:x="2.056cm" svg:y="1.742cm" presentation:class="title">
          <draw:text-box>
            <text:p>Simple Deadlock 2</text:p>
          </draw:text-box>
        </draw:frame>
        <draw:frame presentation:style-name="pr4" draw:layer="layout" svg:width="23.91cm" svg:height="12.979cm" svg:x="2.056cm" svg:y="5.837cm" presentation:class="outline" presentation:user-transformed="true">
          <draw:text-box>
            <text:list text:style-name="L2">
              <text:list-item>
                <text:p>Lock A-B <text:s/>Lock B-C <text:s/>Lock C-A</text:p>
              </text:list-item>
              <text:list-item>
                <text:p>This is called a lock chain: A-B-C</text:p>
              </text:list-item>
            </text:list>
          </draw:text-box>
        </draw:frame>
        <draw:g>
          <draw:line draw:style-name="gr3" draw:text-style-name="P1" draw:layer="layout" svg:x1="15.789cm" svg:y1="17.762cm" svg:x2="20.234cm" svg:y2="17.762cm">
            <text:p/>
          </draw:line>
          <draw:frame draw:style-name="gr4" draw:text-style-name="P2" draw:layer="layout" svg:width="5.548cm" svg:height="1.276cm" svg:x="20.401cm" svg:y="17.127cm">
            <draw:text-box>
              <text:p text:style-name="P3"><text:span text:style-name="T3">DEADLOCK</text:span></text:p>
            </draw:text-box>
          </draw:frame>
        </draw:g>
        <draw:frame draw:style-name="gr4" draw:text-style-name="P5" draw:layer="layout" svg:width="2.995cm" svg:height="1.195cm" svg:x="2.54cm" svg:y="9.525cm">
          <draw:text-box>
            <text:p text:style-name="P8"><text:span text:style-name="T4">CPU 0</text:span></text:p>
          </draw:text-box>
        </draw:frame>
        <draw:frame draw:style-name="gr4" draw:text-style-name="P5" draw:layer="layout" svg:width="2.991cm" svg:height="1.195cm" svg:x="7.534cm" svg:y="9.582cm">
          <draw:text-box>
            <text:p text:style-name="P8"><text:span text:style-name="T4">CPU 1</text:span></text:p>
          </draw:text-box>
        </draw:frame>
        <draw:frame draw:style-name="gr5" draw:text-style-name="P6" draw:layer="layout" svg:width="3.042cm" svg:height="1.195cm" svg:x="2.587cm" svg:y="12.757cm">
          <draw:text-box>
            <text:p text:style-name="P6">Lock A</text:p>
          </draw:text-box>
        </draw:frame>
        <draw:frame draw:style-name="gr4" draw:text-style-name="P6" draw:layer="layout" svg:width="3.089cm" svg:height="1.195cm" svg:x="2.54cm" svg:y="14.662cm">
          <draw:text-box>
            <text:p text:style-name="P6">Lock B</text:p>
          </draw:text-box>
        </draw:frame>
        <draw:frame draw:style-name="gr6" draw:text-style-name="P6" draw:layer="layout" svg:width="3.089cm" svg:height="1.195cm" svg:x="7.534cm" svg:y="12.047cm">
          <draw:text-box>
            <text:p text:style-name="P6">Lock B</text:p>
          </draw:text-box>
        </draw:frame>
        <draw:frame draw:style-name="gr4" draw:text-style-name="P6" draw:layer="layout" svg:width="3.135cm" svg:height="1.195cm" svg:x="7.534cm" svg:y="15.932cm">
          <draw:text-box>
            <text:p text:style-name="P6">Lock C</text:p>
          </draw:text-box>
        </draw:frame>
        <draw:frame draw:style-name="gr4" draw:text-style-name="P5" draw:layer="layout" svg:width="2.991cm" svg:height="1.195cm" svg:x="12.019cm" svg:y="9.582cm">
          <draw:text-box>
            <text:p text:style-name="P8"><text:span text:style-name="T4">CPU 2</text:span></text:p>
          </draw:text-box>
        </draw:frame>
        <draw:frame draw:style-name="gr4" draw:text-style-name="P6" draw:layer="layout" svg:width="3.135cm" svg:height="1.195cm" svg:x="12.065cm" svg:y="10.852cm">
          <draw:text-box>
            <text:p text:style-name="P6">Lock C</text:p>
          </draw:text-box>
        </draw:frame>
        <draw:frame draw:style-name="gr4" draw:text-style-name="P6" draw:layer="layout" svg:width="3.042cm" svg:height="1.195cm" svg:x="12.019cm" svg:y="17.127cm">
          <draw:text-box>
            <text:p text:style-name="P6">Lock 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7" presentation:class="page"/>
          <draw:frame presentation:style-name="pr5" draw:text-style-name="P7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8" draw:style-name="dp1" draw:master-page-name="lyt-default" presentation:presentation-page-layout-name="AL2T1">
        <draw:frame presentation:style-name="pr1" draw:layer="layout" svg:width="23.91cm" svg:height="3.256cm" svg:x="2.056cm" svg:y="1.867cm" presentation:class="title">
          <draw:text-box>
            <text:p>Complex with Interrupts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Lockdep must also be aware of interrupts</text:p>
              </text:list-item>
              <text:list-item>
                <text:p>If a lock is taken in interrupt context then it must have interrupts disabled when that lock is ever taken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8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9" draw:style-name="dp1" draw:master-page-name="lyt-default" presentation:presentation-page-layout-name="AL2T1">
        <office:forms form:automatic-focus="false" form:apply-design-mode="false"/>
        <draw:frame presentation:style-name="pr6" draw:layer="layout" svg:width="23.91cm" svg:height="3.507cm" svg:x="2.056cm" svg:y="1.742cm" presentation:class="title">
          <draw:text-box>
            <text:p>Interrupt Deadlock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Lock A taken in interrupt</text:p>
              </text:list-item>
            </text:list>
          </draw:text-box>
        </draw:frame>
        <draw:g>
          <draw:line draw:style-name="gr3" draw:text-style-name="P1" draw:layer="layout" svg:x1="13.97cm" svg:y1="14.605cm" svg:x2="18.415cm" svg:y2="14.605cm">
            <text:p/>
          </draw:line>
          <draw:frame draw:style-name="gr4" draw:text-style-name="P2" draw:layer="layout" svg:width="5.548cm" svg:height="1.276cm" svg:x="18.582cm" svg:y="13.97cm">
            <draw:text-box>
              <text:p text:style-name="P3"><text:span text:style-name="T3">DEADLOCK</text:span></text:p>
            </draw:text-box>
          </draw:frame>
        </draw:g>
        <draw:frame draw:style-name="gr4" draw:text-style-name="P5" draw:layer="layout" svg:width="2.995cm" svg:height="1.195cm" svg:x="5.715cm" svg:y="8.833cm">
          <draw:text-box>
            <text:p text:style-name="P8"><text:span text:style-name="T4">CPU 0</text:span></text:p>
          </draw:text-box>
        </draw:frame>
        <draw:frame draw:style-name="gr4" draw:text-style-name="P6" draw:layer="layout" svg:width="3.042cm" svg:height="1.195cm" svg:x="5.715cm" svg:y="10.87cm">
          <draw:text-box>
            <text:p text:style-name="P6">Lock A</text:p>
          </draw:text-box>
        </draw:frame>
        <draw:line draw:style-name="gr7" draw:text-style-name="P9" draw:layer="layout" svg:x1="8.89cm" svg:y1="12.7cm" svg:x2="10.795cm" svg:y2="12.7cm">
          <text:p/>
        </draw:line>
        <draw:frame draw:style-name="gr4" draw:text-style-name="P10" draw:layer="layout" svg:width="3.135cm" svg:height="1.038cm" svg:x="10.835cm" svg:y="12.297cm">
          <draw:text-box>
            <text:p text:style-name="P5"><text:span text:style-name="T5">Interrupt</text:span></text:p>
          </draw:text-box>
        </draw:frame>
        <draw:frame draw:style-name="gr4" draw:text-style-name="P6" draw:layer="layout" svg:width="3.042cm" svg:height="1.195cm" svg:x="10.795cm" svg:y="13.97cm">
          <draw:text-box>
            <text:p text:style-name="P6">Lock 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9" presentation:class="page"/>
          <draw:frame presentation:style-name="pr5" draw:text-style-name="P7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0" draw:style-name="dp1" draw:master-page-name="lyt-default" presentation:presentation-page-layout-name="AL2T1">
        <draw:frame presentation:style-name="pr1" draw:layer="layout" svg:width="24.614cm" svg:height="3.256cm" svg:x="2.056cm" svg:y="1.867cm" presentation:class="title" presentation:user-transformed="true">
          <draw:text-box>
            <text:p>Complex Interrupt Deadlocks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Locks not taken in an interrupt can also cause deadlocks with locks taken in interrupts</text:p>
              </text:list-item>
              <text:list-item>
                <text:p>Any lock taken when an interrupt lock is held must also be protected by disabling interrupts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10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1" draw:style-name="dp1" draw:master-page-name="lyt-default" presentation:presentation-page-layout-name="AL3T19">
        <draw:frame presentation:style-name="pr1" draw:layer="layout" svg:width="23.91cm" svg:height="3.256cm" svg:x="2.056cm" svg:y="1.867cm" presentation:class="title">
          <draw:text-box>
            <text:p>Complex interrupt deadlock</text:p>
          </draw:text-box>
        </draw:frame>
        <draw:frame draw:style-name="gr8" draw:text-style-name="P5" draw:layer="layout" svg:width="2.995cm" svg:height="1.207cm" svg:x="2.541cm" svg:y="6.174cm">
          <draw:text-box>
            <text:p text:style-name="P8"><text:span text:style-name="T4">CPU 0</text:span></text:p>
          </draw:text-box>
        </draw:frame>
        <draw:frame draw:style-name="gr9" draw:text-style-name="P6" draw:layer="layout" svg:width="2.758cm" svg:height="1.208cm" svg:x="2.713cm" svg:y="10.561cm">
          <draw:text-box>
            <text:p text:style-name="P6">lock A</text:p>
          </draw:text-box>
        </draw:frame>
        <draw:frame draw:style-name="gr10" draw:text-style-name="P6" draw:layer="layout" svg:width="2.805cm" svg:height="1.27cm" svg:x="2.667cm" svg:y="11.831cm">
          <draw:text-box>
            <text:p text:style-name="P6">lock B</text:p>
          </draw:text-box>
        </draw:frame>
        <draw:frame draw:style-name="gr11" draw:text-style-name="P11" draw:layer="layout" svg:width="4.033cm" svg:height="2.139cm" svg:x="2.627cm" svg:y="8.021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7.398cm" svg:y="6.116cm">
          <draw:text-box>
            <text:p text:style-name="P8"><text:span text:style-name="T4">CPU 1</text:span></text:p>
          </draw:text-box>
        </draw:frame>
        <draw:frame draw:style-name="gr9" draw:text-style-name="P6" draw:layer="layout" svg:width="2.805cm" svg:height="1.208cm" svg:x="7.57cm" svg:y="10.503cm">
          <draw:text-box>
            <text:p text:style-name="P6">lock B</text:p>
          </draw:text-box>
        </draw:frame>
        <draw:frame draw:style-name="gr11" draw:text-style-name="P11" draw:layer="layout" svg:width="4.033cm" svg:height="2.139cm" svg:x="7.62cm" svg:y="8.021cm">
          <draw:text-box>
            <text:p text:style-name="P11"><text:span text:style-name="T6">interrupts</text:span></text:p>
            <text:p text:style-name="P11"><text:span text:style-name="T6">enabled</text:span></text:p>
          </draw:text-box>
        </draw:frame>
        <draw:line draw:style-name="gr3" draw:text-style-name="P1" draw:layer="layout" svg:x1="15.407cm" svg:y1="14.599cm" svg:x2="17.312cm" svg:y2="14.605cm">
          <text:p/>
        </draw:line>
        <draw:frame draw:style-name="gr4" draw:text-style-name="P2" draw:layer="layout" svg:width="5.548cm" svg:height="1.276cm" svg:x="17.312cm" svg:y="13.964cm">
          <draw:text-box>
            <text:p text:style-name="P3"><text:span text:style-name="T3">DEADLOCK</text:span></text:p>
          </draw:text-box>
        </draw:frame>
        <draw:line draw:style-name="gr7" draw:text-style-name="P9" draw:layer="layout" svg:x1="10.327cm" svg:y1="12.694cm" svg:x2="12.232cm" svg:y2="12.694cm">
          <text:p/>
        </draw:line>
        <draw:frame draw:style-name="gr4" draw:text-style-name="P6" draw:layer="layout" svg:width="3.042cm" svg:height="1.195cm" svg:x="12.232cm" svg:y="13.964cm">
          <draw:text-box>
            <text:p text:style-name="P6">Lock A</text:p>
          </draw:text-box>
        </draw:frame>
        <draw:frame draw:style-name="gr4" draw:text-style-name="P10" draw:layer="layout" svg:width="3.135cm" svg:height="1.038cm" svg:x="12.232cm" svg:y="12.297cm">
          <draw:text-box>
            <text:p text:style-name="P5"><text:span text:style-name="T5">Interrupt</text:span></text:p>
          </draw:text-box>
        </draw:frame>
        <presentation:notes draw:style-name="dp2">
          <draw:page-thumbnail draw:style-name="gr1" draw:layer="layout" svg:width="13.133cm" svg:height="9.007cm" svg:x="4.537cm" svg:y="2.628cm" draw:page-number="11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2" draw:style-name="dp1" draw:master-page-name="lyt-default" presentation:presentation-page-layout-name="AL3T19">
        <office:forms form:automatic-focus="false" form:apply-design-mode="false"/>
        <draw:frame presentation:style-name="pr1" draw:layer="layout" svg:width="23.91cm" svg:height="3.256cm" svg:x="2.056cm" svg:y="1.867cm" presentation:class="title">
          <draw:text-box>
            <text:p>Can this deadlock?</text:p>
          </draw:text-box>
        </draw:frame>
        <draw:frame draw:style-name="gr9" draw:text-style-name="P5" draw:layer="layout" svg:width="3.656cm" svg:height="1.208cm" svg:x="5.715cm" svg:y="6.35cm">
          <draw:text-box>
            <text:p text:style-name="P8"><text:span text:style-name="T4">Interrupt</text:span></text:p>
          </draw:text-box>
        </draw:frame>
        <draw:frame draw:style-name="gr8" draw:text-style-name="P5" draw:layer="layout" svg:width="2.995cm" svg:height="1.207cm" svg:x="10.709cm" svg:y="6.408cm">
          <draw:text-box>
            <text:p text:style-name="P8"><text:span text:style-name="T4">CPU 0</text:span></text:p>
          </draw:text-box>
        </draw:frame>
        <draw:frame draw:style-name="gr9" draw:text-style-name="P6" draw:layer="layout" svg:width="2.758cm" svg:height="1.208cm" svg:x="5.715cm" svg:y="10.16cm">
          <draw:text-box>
            <text:p text:style-name="P6">lock A</text:p>
          </draw:text-box>
        </draw:frame>
        <draw:frame draw:style-name="gr9" draw:text-style-name="P6" draw:layer="layout" svg:width="3.707cm" svg:height="1.208cm" svg:x="5.715cm" svg:y="11.541cm">
          <draw:text-box>
            <text:p text:style-name="P6">unlock A</text:p>
          </draw:text-box>
        </draw:frame>
        <draw:frame draw:style-name="gr9" draw:text-style-name="P6" draw:layer="layout" svg:width="2.758cm" svg:height="1.208cm" svg:x="10.881cm" svg:y="10.795cm">
          <draw:text-box>
            <text:p text:style-name="P6">lock A</text:p>
          </draw:text-box>
        </draw:frame>
        <draw:frame draw:style-name="gr10" draw:text-style-name="P6" draw:layer="layout" svg:width="2.805cm" svg:height="1.27cm" svg:x="10.835cm" svg:y="12.065cm">
          <draw:text-box>
            <text:p text:style-name="P6">lock B</text:p>
          </draw:text-box>
        </draw:frame>
        <draw:frame draw:style-name="gr11" draw:text-style-name="P11" draw:layer="layout" svg:width="4.033cm" svg:height="2.139cm" svg:x="10.795cm" svg:y="8.255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9" draw:text-style-name="P6" draw:layer="layout" svg:width="3.753cm" svg:height="1.208cm" svg:x="10.841cm" svg:y="13.335cm">
          <draw:text-box>
            <text:p text:style-name="P6">unlock B</text:p>
          </draw:text-box>
        </draw:frame>
        <draw:frame draw:style-name="gr10" draw:text-style-name="P6" draw:layer="layout" svg:width="3.707cm" svg:height="1.27cm" svg:x="10.795cm" svg:y="14.605cm">
          <draw:text-box>
            <text:p text:style-name="P6">unlock A</text:p>
          </draw:text-box>
        </draw:frame>
        <draw:frame draw:style-name="gr11" draw:text-style-name="P11" draw:layer="layout" svg:width="4.033cm" svg:height="2.139cm" svg:x="10.795cm" svg:y="16.51cm">
          <draw:text-box>
            <text:p text:style-name="P11"><text:span text:style-name="T6">En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15.566cm" svg:y="6.35cm">
          <draw:text-box>
            <text:p text:style-name="P8"><text:span text:style-name="T4">CPU 1</text:span></text:p>
          </draw:text-box>
        </draw:frame>
        <draw:frame draw:style-name="gr9" draw:text-style-name="P6" draw:layer="layout" svg:width="2.852cm" svg:height="1.208cm" svg:x="15.738cm" svg:y="10.737cm">
          <draw:text-box>
            <text:p text:style-name="P6">lock C</text:p>
          </draw:text-box>
        </draw:frame>
        <draw:frame draw:style-name="gr10" draw:text-style-name="P6" draw:layer="layout" svg:width="2.805cm" svg:height="1.27cm" svg:x="15.692cm" svg:y="12.007cm">
          <draw:text-box>
            <text:p text:style-name="P6">lock B</text:p>
          </draw:text-box>
        </draw:frame>
        <draw:frame draw:style-name="gr11" draw:text-style-name="P11" draw:layer="layout" svg:width="4.033cm" svg:height="2.139cm" svg:x="15.652cm" svg:y="8.197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9" draw:text-style-name="P6" draw:layer="layout" svg:width="3.753cm" svg:height="1.208cm" svg:x="15.698cm" svg:y="13.277cm">
          <draw:text-box>
            <text:p text:style-name="P6">unlock B</text:p>
          </draw:text-box>
        </draw:frame>
        <draw:frame draw:style-name="gr10" draw:text-style-name="P6" draw:layer="layout" svg:width="3.8cm" svg:height="1.27cm" svg:x="15.652cm" svg:y="14.547cm">
          <draw:text-box>
            <text:p text:style-name="P6">unlock C</text:p>
          </draw:text-box>
        </draw:frame>
        <draw:frame draw:style-name="gr11" draw:text-style-name="P11" draw:layer="layout" svg:width="4.033cm" svg:height="2.139cm" svg:x="15.652cm" svg:y="16.452cm">
          <draw:text-box>
            <text:p text:style-name="P11"><text:span text:style-name="T6">En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20.955cm" svg:y="6.35cm">
          <draw:text-box>
            <text:p text:style-name="P8"><text:span text:style-name="T4">CPU 2</text:span></text:p>
          </draw:text-box>
        </draw:frame>
        <draw:frame draw:style-name="gr9" draw:text-style-name="P6" draw:layer="layout" svg:width="2.852cm" svg:height="1.208cm" svg:x="21.127cm" svg:y="10.737cm">
          <draw:text-box>
            <text:p text:style-name="P6">lock C</text:p>
          </draw:text-box>
        </draw:frame>
        <draw:frame draw:style-name="gr11" draw:text-style-name="P11" draw:layer="layout" svg:width="4.033cm" svg:height="2.139cm" svg:x="21.041cm" svg:y="8.197cm">
          <draw:text-box>
            <text:p text:style-name="P11"><text:span text:style-name="T6">interrupts</text:span></text:p>
            <text:p text:style-name="P11"><text:span text:style-name="T6">enabled</text:span></text:p>
          </draw:text-box>
        </draw:frame>
        <draw:frame draw:style-name="gr10" draw:text-style-name="P6" draw:layer="layout" svg:width="3.8cm" svg:height="1.27cm" svg:x="21.041cm" svg:y="12.065cm">
          <draw:text-box>
            <text:p text:style-name="P6">unlock 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12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3" draw:style-name="dp1" draw:master-page-name="lyt-default" presentation:presentation-page-layout-name="AL3T19">
        <draw:frame presentation:style-name="pr1" draw:layer="layout" svg:width="23.91cm" svg:height="3.256cm" svg:x="1.905cm" svg:y="8.89cm" presentation:class="title" presentation:user-transformed="true">
          <draw:text-box>
            <text:p>Nope</text:p>
          </draw:text-box>
        </draw:frame>
        <presentation:notes draw:style-name="dp2">
          <draw:page-thumbnail draw:style-name="gr1" draw:layer="layout" svg:width="13.133cm" svg:height="9.007cm" svg:x="4.537cm" svg:y="2.628cm" draw:page-number="13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4" draw:style-name="dp1" draw:master-page-name="lyt-default" presentation:presentation-page-layout-name="AL3T19">
        <office:forms form:automatic-focus="false" form:apply-design-mode="false"/>
        <draw:frame presentation:style-name="pr1" draw:layer="layout" svg:width="23.91cm" svg:height="3.256cm" svg:x="2.056cm" svg:y="1.867cm" presentation:class="title">
          <draw:text-box>
            <text:p>Can this deadlock?</text:p>
          </draw:text-box>
        </draw:frame>
        <draw:frame draw:style-name="gr9" draw:text-style-name="P5" draw:layer="layout" svg:width="3.656cm" svg:height="1.208cm" svg:x="5.715cm" svg:y="6.35cm">
          <draw:text-box>
            <text:p text:style-name="P8"><text:span text:style-name="T4">Interrupt</text:span></text:p>
          </draw:text-box>
        </draw:frame>
        <draw:frame draw:style-name="gr8" draw:text-style-name="P5" draw:layer="layout" svg:width="2.995cm" svg:height="1.207cm" svg:x="10.709cm" svg:y="6.408cm">
          <draw:text-box>
            <text:p text:style-name="P8"><text:span text:style-name="T4">CPU 0</text:span></text:p>
          </draw:text-box>
        </draw:frame>
        <draw:frame draw:style-name="gr9" draw:text-style-name="P6" draw:layer="layout" svg:width="2.758cm" svg:height="1.208cm" svg:x="5.715cm" svg:y="10.16cm">
          <draw:text-box>
            <text:p text:style-name="P6">lock A</text:p>
          </draw:text-box>
        </draw:frame>
        <draw:frame draw:style-name="gr9" draw:text-style-name="P6" draw:layer="layout" svg:width="3.707cm" svg:height="1.208cm" svg:x="5.715cm" svg:y="11.541cm">
          <draw:text-box>
            <text:p text:style-name="P6">unlock A</text:p>
          </draw:text-box>
        </draw:frame>
        <draw:frame draw:style-name="gr9" draw:text-style-name="P6" draw:layer="layout" svg:width="2.758cm" svg:height="1.208cm" svg:x="10.881cm" svg:y="10.795cm">
          <draw:text-box>
            <text:p text:style-name="P6">lock A</text:p>
          </draw:text-box>
        </draw:frame>
        <draw:frame draw:style-name="gr10" draw:text-style-name="P6" draw:layer="layout" svg:width="2.805cm" svg:height="1.27cm" svg:x="10.835cm" svg:y="12.065cm">
          <draw:text-box>
            <text:p text:style-name="P6">lock B</text:p>
          </draw:text-box>
        </draw:frame>
        <draw:frame draw:style-name="gr11" draw:text-style-name="P11" draw:layer="layout" svg:width="4.033cm" svg:height="2.139cm" svg:x="10.795cm" svg:y="8.255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9" draw:text-style-name="P6" draw:layer="layout" svg:width="3.753cm" svg:height="1.208cm" svg:x="10.841cm" svg:y="13.335cm">
          <draw:text-box>
            <text:p text:style-name="P6">unlock B</text:p>
          </draw:text-box>
        </draw:frame>
        <draw:frame draw:style-name="gr10" draw:text-style-name="P6" draw:layer="layout" svg:width="3.707cm" svg:height="1.27cm" svg:x="10.795cm" svg:y="14.605cm">
          <draw:text-box>
            <text:p text:style-name="P6">unlock A</text:p>
          </draw:text-box>
        </draw:frame>
        <draw:frame draw:style-name="gr11" draw:text-style-name="P11" draw:layer="layout" svg:width="4.033cm" svg:height="2.139cm" svg:x="10.795cm" svg:y="16.51cm">
          <draw:text-box>
            <text:p text:style-name="P11"><text:span text:style-name="T6">En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15.566cm" svg:y="6.35cm">
          <draw:text-box>
            <text:p text:style-name="P8"><text:span text:style-name="T4">CPU 1</text:span></text:p>
          </draw:text-box>
        </draw:frame>
        <draw:frame draw:style-name="gr9" draw:text-style-name="P6" draw:layer="layout" svg:width="2.805cm" svg:height="1.208cm" svg:x="15.738cm" svg:y="10.737cm">
          <draw:text-box>
            <text:p text:style-name="P6">lock B</text:p>
          </draw:text-box>
        </draw:frame>
        <draw:frame draw:style-name="gr10" draw:text-style-name="P6" draw:layer="layout" svg:width="2.852cm" svg:height="1.27cm" svg:x="15.692cm" svg:y="12.007cm">
          <draw:text-box>
            <text:p text:style-name="P6">lock C</text:p>
          </draw:text-box>
        </draw:frame>
        <draw:frame draw:style-name="gr11" draw:text-style-name="P11" draw:layer="layout" svg:width="4.033cm" svg:height="2.139cm" svg:x="15.652cm" svg:y="8.197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9" draw:text-style-name="P6" draw:layer="layout" svg:width="3.8cm" svg:height="1.208cm" svg:x="15.698cm" svg:y="13.277cm">
          <draw:text-box>
            <text:p text:style-name="P6">unlock C</text:p>
          </draw:text-box>
        </draw:frame>
        <draw:frame draw:style-name="gr10" draw:text-style-name="P6" draw:layer="layout" svg:width="3.753cm" svg:height="1.27cm" svg:x="15.652cm" svg:y="14.547cm">
          <draw:text-box>
            <text:p text:style-name="P6">unlock B</text:p>
          </draw:text-box>
        </draw:frame>
        <draw:frame draw:style-name="gr11" draw:text-style-name="P11" draw:layer="layout" svg:width="4.033cm" svg:height="2.139cm" svg:x="15.652cm" svg:y="16.452cm">
          <draw:text-box>
            <text:p text:style-name="P11"><text:span text:style-name="T6">En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20.955cm" svg:y="6.35cm">
          <draw:text-box>
            <text:p text:style-name="P8"><text:span text:style-name="T4">CPU 2</text:span></text:p>
          </draw:text-box>
        </draw:frame>
        <draw:frame draw:style-name="gr9" draw:text-style-name="P6" draw:layer="layout" svg:width="2.852cm" svg:height="1.208cm" svg:x="21.127cm" svg:y="10.737cm">
          <draw:text-box>
            <text:p text:style-name="P6">lock C</text:p>
          </draw:text-box>
        </draw:frame>
        <draw:frame draw:style-name="gr11" draw:text-style-name="P11" draw:layer="layout" svg:width="4.033cm" svg:height="2.139cm" svg:x="21.041cm" svg:y="8.197cm">
          <draw:text-box>
            <text:p text:style-name="P11"><text:span text:style-name="T6">interrupts</text:span></text:p>
            <text:p text:style-name="P11"><text:span text:style-name="T6">enabled</text:span></text:p>
          </draw:text-box>
        </draw:frame>
        <draw:frame draw:style-name="gr10" draw:text-style-name="P6" draw:layer="layout" svg:width="3.8cm" svg:height="1.27cm" svg:x="21.041cm" svg:y="12.065cm">
          <draw:text-box>
            <text:p text:style-name="P6">unlock 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14" presentation:class="page"/>
          <draw:frame presentation:style-name="pr5" draw:text-style-name="P7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5" draw:style-name="dp1" draw:master-page-name="lyt-default" presentation:presentation-page-layout-name="AL3T19">
        <draw:frame presentation:style-name="pr1" draw:layer="layout" svg:width="23.91cm" svg:height="3.256cm" svg:x="2.125cm" svg:y="8.809cm" presentation:class="title" presentation:user-transformed="true">
          <draw:text-box>
            <text:p>Yes!</text:p>
          </draw:text-box>
        </draw:frame>
        <presentation:notes draw:style-name="dp2">
          <draw:page-thumbnail draw:style-name="gr1" draw:layer="layout" svg:width="13.133cm" svg:height="9.007cm" svg:x="4.537cm" svg:y="2.628cm" draw:page-number="15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6" draw:style-name="dp1" draw:master-page-name="lyt-default" presentation:presentation-page-layout-name="AL3T19">
        <office:forms form:automatic-focus="false" form:apply-design-mode="false"/>
        <draw:frame presentation:style-name="pr1" draw:layer="layout" svg:width="23.91cm" svg:height="3.256cm" svg:x="2.056cm" svg:y="1.867cm" presentation:class="title">
          <draw:text-box>
            <text:p>No deadlock</text:p>
          </draw:text-box>
        </draw:frame>
        <draw:frame draw:style-name="gr9" draw:text-style-name="P5" draw:layer="layout" svg:width="3.656cm" svg:height="1.208cm" svg:x="5.715cm" svg:y="6.35cm">
          <draw:text-box>
            <text:p text:style-name="P8"><text:span text:style-name="T4">Interrupt</text:span></text:p>
          </draw:text-box>
        </draw:frame>
        <draw:frame draw:style-name="gr8" draw:text-style-name="P5" draw:layer="layout" svg:width="2.995cm" svg:height="1.207cm" svg:x="10.709cm" svg:y="6.408cm">
          <draw:text-box>
            <text:p text:style-name="P8"><text:span text:style-name="T4">CPU 0</text:span></text:p>
          </draw:text-box>
        </draw:frame>
        <draw:frame draw:style-name="gr9" draw:text-style-name="P6" draw:layer="layout" svg:width="2.758cm" svg:height="1.208cm" svg:x="5.715cm" svg:y="10.16cm">
          <draw:text-box>
            <text:p text:style-name="P6">lock A</text:p>
          </draw:text-box>
        </draw:frame>
        <draw:frame draw:style-name="gr9" draw:text-style-name="P6" draw:layer="layout" svg:width="3.707cm" svg:height="1.208cm" svg:x="5.715cm" svg:y="11.541cm">
          <draw:text-box>
            <text:p text:style-name="P6">unlock A</text:p>
          </draw:text-box>
        </draw:frame>
        <draw:frame draw:style-name="gr9" draw:text-style-name="P6" draw:layer="layout" svg:width="2.758cm" svg:height="1.208cm" svg:x="10.881cm" svg:y="10.795cm">
          <draw:text-box>
            <text:p text:style-name="P6">lock A</text:p>
          </draw:text-box>
        </draw:frame>
        <draw:frame draw:style-name="gr10" draw:text-style-name="P6" draw:layer="layout" svg:width="2.805cm" svg:height="1.27cm" svg:x="10.835cm" svg:y="12.065cm">
          <draw:text-box>
            <text:p text:style-name="P6">lock B</text:p>
          </draw:text-box>
        </draw:frame>
        <draw:frame draw:style-name="gr11" draw:text-style-name="P11" draw:layer="layout" svg:width="4.033cm" svg:height="2.139cm" svg:x="10.795cm" svg:y="8.255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9" draw:text-style-name="P6" draw:layer="layout" svg:width="3.753cm" svg:height="1.208cm" svg:x="10.841cm" svg:y="13.335cm">
          <draw:text-box>
            <text:p text:style-name="P6">unlock B</text:p>
          </draw:text-box>
        </draw:frame>
        <draw:frame draw:style-name="gr10" draw:text-style-name="P6" draw:layer="layout" svg:width="3.707cm" svg:height="1.27cm" svg:x="10.795cm" svg:y="14.605cm">
          <draw:text-box>
            <text:p text:style-name="P6">unlock A</text:p>
          </draw:text-box>
        </draw:frame>
        <draw:frame draw:style-name="gr11" draw:text-style-name="P11" draw:layer="layout" svg:width="4.033cm" svg:height="2.139cm" svg:x="10.795cm" svg:y="16.51cm">
          <draw:text-box>
            <text:p text:style-name="P11"><text:span text:style-name="T6">En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15.566cm" svg:y="6.35cm">
          <draw:text-box>
            <text:p text:style-name="P8"><text:span text:style-name="T4">CPU 1</text:span></text:p>
          </draw:text-box>
        </draw:frame>
        <draw:frame draw:style-name="gr9" draw:text-style-name="P6" draw:layer="layout" svg:width="2.852cm" svg:height="1.208cm" svg:x="15.738cm" svg:y="10.737cm">
          <draw:text-box>
            <text:p text:style-name="P6">lock C</text:p>
          </draw:text-box>
        </draw:frame>
        <draw:frame draw:style-name="gr10" draw:text-style-name="P6" draw:layer="layout" svg:width="2.805cm" svg:height="1.27cm" svg:x="15.692cm" svg:y="12.007cm">
          <draw:text-box>
            <text:p text:style-name="P6">lock B</text:p>
          </draw:text-box>
        </draw:frame>
        <draw:frame draw:style-name="gr11" draw:text-style-name="P11" draw:layer="layout" svg:width="4.033cm" svg:height="2.139cm" svg:x="15.652cm" svg:y="8.197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9" draw:text-style-name="P6" draw:layer="layout" svg:width="3.753cm" svg:height="1.208cm" svg:x="15.698cm" svg:y="13.277cm">
          <draw:text-box>
            <text:p text:style-name="P6">unlock B</text:p>
          </draw:text-box>
        </draw:frame>
        <draw:frame draw:style-name="gr10" draw:text-style-name="P6" draw:layer="layout" svg:width="3.8cm" svg:height="1.27cm" svg:x="15.652cm" svg:y="14.547cm">
          <draw:text-box>
            <text:p text:style-name="P6">unlock C</text:p>
          </draw:text-box>
        </draw:frame>
        <draw:frame draw:style-name="gr11" draw:text-style-name="P11" draw:layer="layout" svg:width="4.033cm" svg:height="2.139cm" svg:x="15.652cm" svg:y="16.452cm">
          <draw:text-box>
            <text:p text:style-name="P11"><text:span text:style-name="T6">En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20.955cm" svg:y="6.35cm">
          <draw:text-box>
            <text:p text:style-name="P8"><text:span text:style-name="T4">CPU 2</text:span></text:p>
          </draw:text-box>
        </draw:frame>
        <draw:frame draw:style-name="gr9" draw:text-style-name="P6" draw:layer="layout" svg:width="2.852cm" svg:height="1.208cm" svg:x="21.127cm" svg:y="10.737cm">
          <draw:text-box>
            <text:p text:style-name="P6">lock C</text:p>
          </draw:text-box>
        </draw:frame>
        <draw:frame draw:style-name="gr11" draw:text-style-name="P11" draw:layer="layout" svg:width="4.033cm" svg:height="2.139cm" svg:x="21.041cm" svg:y="8.197cm">
          <draw:text-box>
            <text:p text:style-name="P11"><text:span text:style-name="T6">interrupts</text:span></text:p>
            <text:p text:style-name="P11"><text:span text:style-name="T6">enabled</text:span></text:p>
          </draw:text-box>
        </draw:frame>
        <draw:frame draw:style-name="gr10" draw:text-style-name="P6" draw:layer="layout" svg:width="3.8cm" svg:height="1.27cm" svg:x="21.041cm" svg:y="12.065cm">
          <draw:text-box>
            <text:p text:style-name="P6">unlock 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16" presentation:class="page"/>
          <draw:frame presentation:style-name="pr5" draw:text-style-name="P7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7" draw:style-name="dp1" draw:master-page-name="lyt-default" presentation:presentation-page-layout-name="AL3T19">
        <office:forms form:automatic-focus="false" form:apply-design-mode="false"/>
        <draw:frame presentation:style-name="pr1" draw:layer="layout" svg:width="23.91cm" svg:height="3.256cm" svg:x="2.056cm" svg:y="1.867cm" presentation:class="title">
          <draw:text-box>
            <text:p>Call chain</text:p>
          </draw:text-box>
        </draw:frame>
        <draw:frame draw:style-name="gr9" draw:text-style-name="P6" draw:layer="layout" svg:width="2.758cm" svg:height="1.208cm" svg:x="8.625cm" svg:y="8.89cm">
          <draw:text-box>
            <text:p text:style-name="P6">lock A</text:p>
          </draw:text-box>
        </draw:frame>
        <draw:line draw:style-name="gr12" draw:text-style-name="P1" draw:layer="layout" svg:x1="11.8cm" svg:y1="9.525cm" svg:x2="14.975cm" svg:y2="9.525cm">
          <text:p/>
        </draw:line>
        <draw:frame draw:style-name="gr9" draw:text-style-name="P6" draw:layer="layout" svg:width="2.805cm" svg:height="1.208cm" svg:x="15.61cm" svg:y="8.952cm">
          <draw:text-box>
            <text:p text:style-name="P6">lock B</text:p>
          </draw:text-box>
        </draw:frame>
        <draw:frame draw:style-name="gr9" draw:text-style-name="P6" draw:layer="layout" svg:width="2.852cm" svg:height="1.208cm" svg:x="8.625cm" svg:y="10.795cm">
          <draw:text-box>
            <text:p text:style-name="P6">lock C</text:p>
          </draw:text-box>
        </draw:frame>
        <draw:line draw:style-name="gr12" draw:text-style-name="P1" draw:layer="layout" svg:x1="11.8cm" svg:y1="11.43cm" svg:x2="14.975cm" svg:y2="11.43cm">
          <text:p/>
        </draw:line>
        <draw:frame draw:style-name="gr9" draw:text-style-name="P6" draw:layer="layout" svg:width="2.805cm" svg:height="1.208cm" svg:x="15.61cm" svg:y="10.857cm">
          <draw:text-box>
            <text:p text:style-name="P6">lock B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17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8" draw:style-name="dp1" draw:master-page-name="lyt-default" presentation:presentation-page-layout-name="AL3T19">
        <office:forms form:automatic-focus="false" form:apply-design-mode="false"/>
        <draw:frame presentation:style-name="pr1" draw:layer="layout" svg:width="23.91cm" svg:height="3.256cm" svg:x="2.056cm" svg:y="1.867cm" presentation:class="title">
          <draw:text-box>
            <text:p>Deadlock</text:p>
          </draw:text-box>
        </draw:frame>
        <draw:frame draw:style-name="gr9" draw:text-style-name="P5" draw:layer="layout" svg:width="3.656cm" svg:height="1.208cm" svg:x="5.715cm" svg:y="6.35cm">
          <draw:text-box>
            <text:p text:style-name="P8"><text:span text:style-name="T4">Interrupt</text:span></text:p>
          </draw:text-box>
        </draw:frame>
        <draw:frame draw:style-name="gr8" draw:text-style-name="P5" draw:layer="layout" svg:width="2.995cm" svg:height="1.207cm" svg:x="10.709cm" svg:y="6.408cm">
          <draw:text-box>
            <text:p text:style-name="P8"><text:span text:style-name="T4">CPU 0</text:span></text:p>
          </draw:text-box>
        </draw:frame>
        <draw:frame draw:style-name="gr9" draw:text-style-name="P6" draw:layer="layout" svg:width="2.758cm" svg:height="1.208cm" svg:x="5.715cm" svg:y="10.16cm">
          <draw:text-box>
            <text:p text:style-name="P6">lock A</text:p>
          </draw:text-box>
        </draw:frame>
        <draw:frame draw:style-name="gr9" draw:text-style-name="P6" draw:layer="layout" svg:width="3.707cm" svg:height="1.208cm" svg:x="5.715cm" svg:y="11.541cm">
          <draw:text-box>
            <text:p text:style-name="P6">unlock A</text:p>
          </draw:text-box>
        </draw:frame>
        <draw:frame draw:style-name="gr9" draw:text-style-name="P6" draw:layer="layout" svg:width="2.758cm" svg:height="1.208cm" svg:x="10.881cm" svg:y="10.795cm">
          <draw:text-box>
            <text:p text:style-name="P6">lock A</text:p>
          </draw:text-box>
        </draw:frame>
        <draw:frame draw:style-name="gr10" draw:text-style-name="P6" draw:layer="layout" svg:width="2.805cm" svg:height="1.27cm" svg:x="10.835cm" svg:y="12.065cm">
          <draw:text-box>
            <text:p text:style-name="P6">lock B</text:p>
          </draw:text-box>
        </draw:frame>
        <draw:frame draw:style-name="gr11" draw:text-style-name="P11" draw:layer="layout" svg:width="4.033cm" svg:height="2.139cm" svg:x="10.795cm" svg:y="8.255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9" draw:text-style-name="P6" draw:layer="layout" svg:width="3.753cm" svg:height="1.208cm" svg:x="10.841cm" svg:y="13.335cm">
          <draw:text-box>
            <text:p text:style-name="P6">unlock B</text:p>
          </draw:text-box>
        </draw:frame>
        <draw:frame draw:style-name="gr10" draw:text-style-name="P6" draw:layer="layout" svg:width="3.707cm" svg:height="1.27cm" svg:x="10.795cm" svg:y="14.605cm">
          <draw:text-box>
            <text:p text:style-name="P6">unlock A</text:p>
          </draw:text-box>
        </draw:frame>
        <draw:frame draw:style-name="gr11" draw:text-style-name="P11" draw:layer="layout" svg:width="4.033cm" svg:height="2.139cm" svg:x="10.795cm" svg:y="16.51cm">
          <draw:text-box>
            <text:p text:style-name="P11"><text:span text:style-name="T6">En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15.566cm" svg:y="6.35cm">
          <draw:text-box>
            <text:p text:style-name="P8"><text:span text:style-name="T4">CPU 1</text:span></text:p>
          </draw:text-box>
        </draw:frame>
        <draw:frame draw:style-name="gr9" draw:text-style-name="P6" draw:layer="layout" svg:width="2.805cm" svg:height="1.208cm" svg:x="15.738cm" svg:y="10.737cm">
          <draw:text-box>
            <text:p text:style-name="P6">lock B</text:p>
          </draw:text-box>
        </draw:frame>
        <draw:frame draw:style-name="gr10" draw:text-style-name="P6" draw:layer="layout" svg:width="2.852cm" svg:height="1.27cm" svg:x="15.692cm" svg:y="12.007cm">
          <draw:text-box>
            <text:p text:style-name="P6">lock C</text:p>
          </draw:text-box>
        </draw:frame>
        <draw:frame draw:style-name="gr11" draw:text-style-name="P11" draw:layer="layout" svg:width="4.033cm" svg:height="2.139cm" svg:x="15.652cm" svg:y="8.197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9" draw:text-style-name="P6" draw:layer="layout" svg:width="3.8cm" svg:height="1.208cm" svg:x="15.698cm" svg:y="13.277cm">
          <draw:text-box>
            <text:p text:style-name="P6">unlock C</text:p>
          </draw:text-box>
        </draw:frame>
        <draw:frame draw:style-name="gr10" draw:text-style-name="P6" draw:layer="layout" svg:width="3.753cm" svg:height="1.27cm" svg:x="15.652cm" svg:y="14.547cm">
          <draw:text-box>
            <text:p text:style-name="P6">unlock B</text:p>
          </draw:text-box>
        </draw:frame>
        <draw:frame draw:style-name="gr11" draw:text-style-name="P11" draw:layer="layout" svg:width="4.033cm" svg:height="2.139cm" svg:x="15.652cm" svg:y="16.452cm">
          <draw:text-box>
            <text:p text:style-name="P11"><text:span text:style-name="T6">En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20.955cm" svg:y="6.35cm">
          <draw:text-box>
            <text:p text:style-name="P8"><text:span text:style-name="T4">CPU 2</text:span></text:p>
          </draw:text-box>
        </draw:frame>
        <draw:frame draw:style-name="gr9" draw:text-style-name="P6" draw:layer="layout" svg:width="2.852cm" svg:height="1.208cm" svg:x="21.127cm" svg:y="10.737cm">
          <draw:text-box>
            <text:p text:style-name="P6">lock C</text:p>
          </draw:text-box>
        </draw:frame>
        <draw:frame draw:style-name="gr11" draw:text-style-name="P11" draw:layer="layout" svg:width="4.033cm" svg:height="2.139cm" svg:x="21.041cm" svg:y="8.197cm">
          <draw:text-box>
            <text:p text:style-name="P11"><text:span text:style-name="T6">interrupts</text:span></text:p>
            <text:p text:style-name="P11"><text:span text:style-name="T6">enabled</text:span></text:p>
          </draw:text-box>
        </draw:frame>
        <draw:frame draw:style-name="gr10" draw:text-style-name="P6" draw:layer="layout" svg:width="3.8cm" svg:height="1.27cm" svg:x="21.041cm" svg:y="12.065cm">
          <draw:text-box>
            <text:p text:style-name="P6">unlock 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18" presentation:class="page"/>
          <draw:frame presentation:style-name="pr5" draw:text-style-name="P7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9" draw:style-name="dp1" draw:master-page-name="lyt-default" presentation:presentation-page-layout-name="AL3T19">
        <office:forms form:automatic-focus="false" form:apply-design-mode="false"/>
        <draw:frame presentation:style-name="pr1" draw:layer="layout" svg:width="23.91cm" svg:height="3.256cm" svg:x="2.056cm" svg:y="1.867cm" presentation:class="title">
          <draw:text-box>
            <text:p>Call chain</text:p>
          </draw:text-box>
        </draw:frame>
        <draw:frame draw:style-name="gr9" draw:text-style-name="P6" draw:layer="layout" svg:width="2.758cm" svg:height="1.208cm" svg:x="4.815cm" svg:y="10.795cm">
          <draw:text-box>
            <text:p text:style-name="P6">lock A</text:p>
          </draw:text-box>
        </draw:frame>
        <draw:line draw:style-name="gr12" draw:text-style-name="P1" draw:layer="layout" svg:x1="7.99cm" svg:y1="11.43cm" svg:x2="11.165cm" svg:y2="11.43cm">
          <text:p/>
        </draw:line>
        <draw:frame draw:style-name="gr9" draw:text-style-name="P6" draw:layer="layout" svg:width="2.805cm" svg:height="1.208cm" svg:x="11.8cm" svg:y="10.857cm">
          <draw:text-box>
            <text:p text:style-name="P6">lock B</text:p>
          </draw:text-box>
        </draw:frame>
        <draw:line draw:style-name="gr12" draw:text-style-name="P1" draw:layer="layout" svg:x1="14.975cm" svg:y1="11.368cm" svg:x2="18.15cm" svg:y2="11.368cm">
          <text:p/>
        </draw:line>
        <draw:frame draw:style-name="gr13" draw:text-style-name="P6" draw:layer="layout" svg:width="2.852cm" svg:height="1.208cm" svg:x="18.785cm" svg:y="10.795cm">
          <draw:text-box>
            <text:p text:style-name="P6">lock 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19" presentation:class="page"/>
          <draw:frame presentation:style-name="pr5" draw:text-style-name="P7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0" draw:style-name="dp1" draw:master-page-name="lyt-default" presentation:presentation-page-layout-name="AL3T19">
        <office:forms form:automatic-focus="false" form:apply-design-mode="false"/>
        <draw:frame presentation:style-name="pr1" draw:layer="layout" svg:width="23.91cm" svg:height="3.256cm" svg:x="2.056cm" svg:y="1.867cm" presentation:class="title">
          <draw:text-box>
            <text:p>Call chain</text:p>
          </draw:text-box>
        </draw:frame>
        <draw:frame draw:style-name="gr9" draw:text-style-name="P6" draw:layer="layout" svg:width="2.758cm" svg:height="1.208cm" svg:x="4.815cm" svg:y="10.795cm">
          <draw:text-box>
            <text:p text:style-name="P6">lock A</text:p>
          </draw:text-box>
        </draw:frame>
        <draw:line draw:style-name="gr12" draw:text-style-name="P1" draw:layer="layout" svg:x1="7.99cm" svg:y1="11.43cm" svg:x2="11.165cm" svg:y2="11.43cm">
          <text:p/>
        </draw:line>
        <draw:frame draw:style-name="gr9" draw:text-style-name="P6" draw:layer="layout" svg:width="2.805cm" svg:height="1.208cm" svg:x="11.8cm" svg:y="10.857cm">
          <draw:text-box>
            <text:p text:style-name="P6">lock B</text:p>
          </draw:text-box>
        </draw:frame>
        <draw:line draw:style-name="gr12" draw:text-style-name="P1" draw:layer="layout" svg:x1="14.975cm" svg:y1="11.368cm" svg:x2="18.15cm" svg:y2="11.368cm">
          <text:p/>
        </draw:line>
        <draw:frame draw:style-name="gr13" draw:text-style-name="P6" draw:layer="layout" svg:width="2.852cm" svg:height="1.208cm" svg:x="18.785cm" svg:y="10.795cm">
          <draw:text-box>
            <text:p text:style-name="P6">lock C</text:p>
          </draw:text-box>
        </draw:frame>
        <draw:frame draw:style-name="gr9" draw:text-style-name="P6" draw:layer="layout" svg:width="2.758cm" svg:height="1.208cm" svg:x="15.657cm" svg:y="14.032cm">
          <draw:text-box>
            <text:p text:style-name="P6">lock A</text:p>
          </draw:text-box>
        </draw:frame>
        <draw:line draw:style-name="gr12" draw:text-style-name="P1" draw:layer="layout" svg:x1="11.43cm" svg:y1="14.605cm" svg:x2="14.605cm" svg:y2="14.605cm">
          <text:p/>
        </draw:line>
        <draw:frame draw:style-name="gr9" draw:text-style-name="P6" draw:layer="layout" svg:width="2.852cm" svg:height="1.208cm" svg:x="7.943cm" svg:y="14.032cm">
          <draw:text-box>
            <text:p text:style-name="P6">lock C</text:p>
          </draw:text-box>
        </draw:frame>
        <draw:frame draw:style-name="gr4" draw:text-style-name="P12" draw:layer="layout" svg:width="1.772cm" svg:height="1.276cm" svg:x="19.05cm" svg:y="13.97cm">
          <draw:text-box>
            <text:p><text:span text:style-name="T7">!!!!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20" presentation:class="page"/>
          <draw:frame presentation:style-name="pr5" draw:text-style-name="P7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1" draw:style-name="dp1" draw:master-page-name="lyt-default">
        <office:forms form:automatic-focus="false" form:apply-design-mode="false"/>
        <draw:frame draw:style-name="gr8" draw:text-style-name="P5" draw:layer="layout" svg:width="2.995cm" svg:height="1.207cm" svg:x="2.54cm" svg:y="6.174cm">
          <draw:text-box>
            <text:p text:style-name="P8"><text:span text:style-name="T4">CPU 0</text:span></text:p>
          </draw:text-box>
        </draw:frame>
        <draw:frame draw:style-name="gr9" draw:text-style-name="P6" draw:layer="layout" svg:width="2.758cm" svg:height="1.208cm" svg:x="2.712cm" svg:y="10.561cm">
          <draw:text-box>
            <text:p text:style-name="P6">lock A</text:p>
          </draw:text-box>
        </draw:frame>
        <draw:frame draw:style-name="gr10" draw:text-style-name="P6" draw:layer="layout" svg:width="2.805cm" svg:height="1.27cm" svg:x="2.666cm" svg:y="11.831cm">
          <draw:text-box>
            <text:p text:style-name="P6">lock B</text:p>
          </draw:text-box>
        </draw:frame>
        <draw:frame draw:style-name="gr11" draw:text-style-name="P11" draw:layer="layout" svg:width="4.033cm" svg:height="2.139cm" svg:x="2.626cm" svg:y="8.021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7.397cm" svg:y="6.116cm">
          <draw:text-box>
            <text:p text:style-name="P8"><text:span text:style-name="T4">CPU 1</text:span></text:p>
          </draw:text-box>
        </draw:frame>
        <draw:frame draw:style-name="gr9" draw:text-style-name="P6" draw:layer="layout" svg:width="2.805cm" svg:height="1.208cm" svg:x="7.569cm" svg:y="10.503cm">
          <draw:text-box>
            <text:p text:style-name="P6">lock B</text:p>
          </draw:text-box>
        </draw:frame>
        <draw:frame draw:style-name="gr10" draw:text-style-name="P6" draw:layer="layout" svg:width="2.852cm" svg:height="1.27cm" svg:x="7.62cm" svg:y="13.335cm">
          <draw:text-box>
            <text:p text:style-name="P6">lock C</text:p>
          </draw:text-box>
        </draw:frame>
        <draw:frame draw:style-name="gr11" draw:text-style-name="P11" draw:layer="layout" svg:width="4.033cm" svg:height="2.139cm" svg:x="7.483cm" svg:y="7.963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12.786cm" svg:y="6.116cm">
          <draw:text-box>
            <text:p text:style-name="P8"><text:span text:style-name="T4">CPU 2</text:span></text:p>
          </draw:text-box>
        </draw:frame>
        <draw:frame draw:style-name="gr14" draw:text-style-name="P6" draw:layer="layout" svg:width="2.917cm" svg:height="1.195cm" svg:x="12.7cm" svg:y="13.335cm">
          <draw:text-box>
            <text:p text:style-name="P6">lock C</text:p>
          </draw:text-box>
        </draw:frame>
        <draw:frame draw:style-name="gr11" draw:text-style-name="P11" draw:layer="layout" svg:width="4.033cm" svg:height="2.139cm" svg:x="12.872cm" svg:y="7.963cm">
          <draw:text-box>
            <text:p text:style-name="P11"><text:span text:style-name="T6">interrupts</text:span></text:p>
            <text:p text:style-name="P11"><text:span text:style-name="T6">enabled</text:span></text:p>
          </draw:text-box>
        </draw:frame>
        <draw:line draw:style-name="gr3" draw:text-style-name="P1" draw:layer="layout" svg:x1="20.32cm" svg:y1="17.139cm" svg:x2="22.225cm" svg:y2="17.145cm">
          <text:p/>
        </draw:line>
        <draw:frame draw:style-name="gr4" draw:text-style-name="P2" draw:layer="layout" svg:width="5.548cm" svg:height="1.276cm" svg:x="22.225cm" svg:y="16.504cm">
          <draw:text-box>
            <text:p text:style-name="P3"><text:span text:style-name="T3">DEADLOCK</text:span></text:p>
          </draw:text-box>
        </draw:frame>
        <draw:line draw:style-name="gr7" draw:text-style-name="P9" draw:layer="layout" svg:x1="15.24cm" svg:y1="15.234cm" svg:x2="17.145cm" svg:y2="15.234cm">
          <text:p/>
        </draw:line>
        <draw:frame draw:style-name="gr4" draw:text-style-name="P6" draw:layer="layout" svg:width="3.042cm" svg:height="1.195cm" svg:x="17.145cm" svg:y="16.504cm">
          <draw:text-box>
            <text:p text:style-name="P6">Lock A</text:p>
          </draw:text-box>
        </draw:frame>
        <draw:frame draw:style-name="gr4" draw:text-style-name="P10" draw:layer="layout" svg:width="3.135cm" svg:height="1.038cm" svg:x="17.145cm" svg:y="14.837cm">
          <draw:text-box>
            <text:p text:style-name="P5"><text:span text:style-name="T5">Interrup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21" presentation:class="page"/>
          <draw:frame presentation:style-name="pr5" draw:text-style-name="P7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2" draw:style-name="dp1" draw:master-page-name="lyt-default" presentation:presentation-page-layout-name="AL2T1">
        <draw:frame presentation:style-name="pr1" draw:layer="layout" svg:width="23.91cm" svg:height="3.256cm" svg:x="2.056cm" svg:y="1.867cm" presentation:class="title">
          <draw:text-box>
            <text:p>Confusing Deadlocks</text:p>
          </draw:text-box>
        </draw:frame>
        <draw:frame presentation:style-name="pr4" draw:layer="layout" svg:width="23.91cm" svg:height="12.979cm" svg:x="2.056cm" svg:y="5.837cm" presentation:class="outline" presentation:user-transformed="true">
          <draw:text-box>
            <text:list text:style-name="L2">
              <text:list-item>
                <text:p><text:span text:style-name="T8">del_timer_sync</text:span> can block and cause deadlocks with other locks</text:p>
              </text:list-item>
              <text:list-item>
                <text:p><text:span text:style-name="T8">del_timer_sync</text:span> will not return until the specified timer has finished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2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3" draw:style-name="dp1" draw:master-page-name="lyt-default" presentation:presentation-page-layout-name="AL3T19">
        <office:forms form:automatic-focus="false" form:apply-design-mode="false"/>
        <draw:frame presentation:style-name="pr1" draw:layer="layout" svg:width="23.91cm" svg:height="3.256cm" svg:x="2.056cm" svg:y="1.867cm" presentation:class="title">
          <draw:text-box>
            <text:p>Confusing Deadlocks</text:p>
          </draw:text-box>
        </draw:frame>
        <draw:frame draw:style-name="gr8" draw:text-style-name="P5" draw:layer="layout" svg:width="2.995cm" svg:height="1.207cm" svg:x="2.542cm" svg:y="6.174cm">
          <draw:text-box>
            <text:p text:style-name="P8"><text:span text:style-name="T4">CPU 0</text:span></text:p>
          </draw:text-box>
        </draw:frame>
        <draw:frame draw:style-name="gr9" draw:text-style-name="P6" draw:layer="layout" svg:width="2.758cm" svg:height="1.208cm" svg:x="2.714cm" svg:y="10.561cm">
          <draw:text-box>
            <text:p text:style-name="P6">lock A</text:p>
          </draw:text-box>
        </draw:frame>
        <draw:frame draw:style-name="gr10" draw:text-style-name="P13" draw:layer="layout" svg:width="6.2cm" svg:height="1.27cm" svg:x="2.668cm" svg:y="11.831cm">
          <draw:text-box>
            <text:p text:style-name="P13"><text:span text:style-name="T8">del_timer_sync</text:span></text:p>
          </draw:text-box>
        </draw:frame>
        <draw:frame draw:style-name="gr11" draw:text-style-name="P11" draw:layer="layout" svg:width="4.033cm" svg:height="2.139cm" svg:x="2.628cm" svg:y="8.021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8.89cm" svg:y="6.116cm">
          <draw:text-box>
            <text:p text:style-name="P8"><text:span text:style-name="T4">CPU 1</text:span></text:p>
          </draw:text-box>
        </draw:frame>
        <draw:line draw:style-name="gr3" draw:text-style-name="P1" draw:layer="layout" svg:x1="16.899cm" svg:y1="14.599cm" svg:x2="18.804cm" svg:y2="14.605cm">
          <text:p/>
        </draw:line>
        <draw:frame draw:style-name="gr4" draw:text-style-name="P2" draw:layer="layout" svg:width="5.548cm" svg:height="1.276cm" svg:x="18.804cm" svg:y="13.964cm">
          <draw:text-box>
            <text:p text:style-name="P3"><text:span text:style-name="T3">DEADLOCK</text:span></text:p>
          </draw:text-box>
        </draw:frame>
        <draw:line draw:style-name="gr7" draw:text-style-name="P9" draw:layer="layout" svg:x1="9.975cm" svg:y1="11.827cm" svg:x2="11.88cm" svg:y2="11.827cm">
          <text:p/>
        </draw:line>
        <draw:frame draw:style-name="gr4" draw:text-style-name="P6" draw:layer="layout" svg:width="3.042cm" svg:height="1.195cm" svg:x="11.88cm" svg:y="14.045cm">
          <draw:text-box>
            <text:p text:style-name="P6">Lock A</text:p>
          </draw:text-box>
        </draw:frame>
        <draw:frame draw:style-name="gr4" draw:text-style-name="P14" draw:layer="layout" svg:width="4.63cm" svg:height="1.038cm" svg:x="11.88cm" svg:y="11.43cm">
          <draw:text-box>
            <text:p text:style-name="P14"><text:span text:style-name="T5">timer handl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23" presentation:class="page"/>
          <draw:frame presentation:style-name="pr5" draw:text-style-name="P7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4" draw:style-name="dp1" draw:master-page-name="lyt-default" presentation:presentation-page-layout-name="AL2T1">
        <draw:frame presentation:style-name="pr1" draw:layer="layout" svg:width="23.91cm" svg:height="3.256cm" svg:x="2.056cm" svg:y="1.867cm" presentation:class="title">
          <draw:text-box>
            <text:p>Confusing Deadlocks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<text:span text:style-name="T8">del_timer_sync</text:span> gets even more confusing</text:p>
              </text:list-item>
              <text:list-item>
                <text:p>timers are softirqs and can be preempted by interrupts</text:p>
              </text:list-item>
              <text:list-item>
                <text:p>You can not hold any lock that is in the chain of an interrupt lock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4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5" draw:style-name="dp1" draw:master-page-name="lyt-default" presentation:presentation-page-layout-name="AL3T19">
        <office:forms form:automatic-focus="false" form:apply-design-mode="false"/>
        <draw:frame presentation:style-name="pr1" draw:layer="layout" svg:width="23.91cm" svg:height="3.256cm" svg:x="2.056cm" svg:y="1.867cm" presentation:class="title">
          <draw:text-box>
            <text:p>Confusing Deadlocks</text:p>
          </draw:text-box>
        </draw:frame>
        <draw:frame draw:style-name="gr8" draw:text-style-name="P5" draw:layer="layout" svg:width="2.995cm" svg:height="1.207cm" svg:x="2.542cm" svg:y="6.174cm">
          <draw:text-box>
            <text:p text:style-name="P8"><text:span text:style-name="T4">CPU 0</text:span></text:p>
          </draw:text-box>
        </draw:frame>
        <draw:frame draw:style-name="gr9" draw:text-style-name="P6" draw:layer="layout" svg:width="2.758cm" svg:height="1.208cm" svg:x="2.714cm" svg:y="10.561cm">
          <draw:text-box>
            <text:p text:style-name="P6">lock A</text:p>
          </draw:text-box>
        </draw:frame>
        <draw:frame draw:style-name="gr10" draw:text-style-name="P13" draw:layer="layout" svg:width="6.2cm" svg:height="1.27cm" svg:x="2.668cm" svg:y="11.831cm">
          <draw:text-box>
            <text:p text:style-name="P13"><text:span text:style-name="T8">del_timer_sync</text:span></text:p>
          </draw:text-box>
        </draw:frame>
        <draw:frame draw:style-name="gr11" draw:text-style-name="P11" draw:layer="layout" svg:width="4.033cm" svg:height="2.139cm" svg:x="2.628cm" svg:y="8.021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8.89cm" svg:y="6.116cm">
          <draw:text-box>
            <text:p text:style-name="P8"><text:span text:style-name="T4">CPU 1</text:span></text:p>
          </draw:text-box>
        </draw:frame>
        <draw:line draw:style-name="gr3" draw:text-style-name="P1" draw:layer="layout" svg:x1="19.05cm" svg:y1="15.875cm" svg:x2="20.955cm" svg:y2="15.881cm">
          <text:p/>
        </draw:line>
        <draw:frame draw:style-name="gr4" draw:text-style-name="P2" draw:layer="layout" svg:width="5.548cm" svg:height="1.276cm" svg:x="20.955cm" svg:y="15.24cm">
          <draw:text-box>
            <text:p text:style-name="P3"><text:span text:style-name="T3">DEADLOCK</text:span></text:p>
          </draw:text-box>
        </draw:frame>
        <draw:line draw:style-name="gr7" draw:text-style-name="P9" draw:layer="layout" svg:x1="10.16cm" svg:y1="11.827cm" svg:x2="12.065cm" svg:y2="11.827cm">
          <text:p/>
        </draw:line>
        <draw:frame draw:style-name="gr4" draw:text-style-name="P6" draw:layer="layout" svg:width="3.042cm" svg:height="1.195cm" svg:x="15.875cm" svg:y="15.24cm">
          <draw:text-box>
            <text:p text:style-name="P6">Lock A</text:p>
          </draw:text-box>
        </draw:frame>
        <draw:frame draw:style-name="gr4" draw:text-style-name="P10" draw:layer="layout" svg:width="4.63cm" svg:height="1.038cm" svg:x="12.065cm" svg:y="11.43cm">
          <draw:text-box>
            <text:p text:style-name="P5"><text:span text:style-name="T5">timer handler</text:span></text:p>
          </draw:text-box>
        </draw:frame>
        <draw:line draw:style-name="gr7" draw:text-style-name="P9" draw:layer="layout" svg:x1="14.01cm" svg:y1="14.367cm" svg:x2="15.915cm" svg:y2="14.367cm">
          <text:p/>
        </draw:line>
        <draw:frame draw:style-name="gr4" draw:text-style-name="P10" draw:layer="layout" svg:width="3.135cm" svg:height="1.038cm" svg:x="15.915cm" svg:y="13.97cm">
          <draw:text-box>
            <text:p text:style-name="P5"><text:span text:style-name="T5">Interrup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25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6" draw:style-name="dp1" draw:master-page-name="lyt-default" presentation:presentation-page-layout-name="AL2T1">
        <draw:frame presentation:style-name="pr1" draw:layer="layout" svg:width="23.91cm" svg:height="3.256cm" svg:x="2.056cm" svg:y="1.867cm" presentation:class="title">
          <draw:text-box>
            <text:p>Confusing Deadlocks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This includes chains</text:p>
              </text:list-item>
            </text:list>
          </draw:text-box>
        </draw:frame>
        <draw:frame draw:style-name="gr8" draw:text-style-name="P5" draw:layer="layout" svg:width="2.995cm" svg:height="1.207cm" svg:x="2.709cm" svg:y="7.678cm">
          <draw:text-box>
            <text:p text:style-name="P8"><text:span text:style-name="T4">CPU 0</text:span></text:p>
          </draw:text-box>
        </draw:frame>
        <draw:frame draw:style-name="gr9" draw:text-style-name="P6" draw:layer="layout" svg:width="2.805cm" svg:height="1.208cm" svg:x="2.91cm" svg:y="11.43cm">
          <draw:text-box>
            <text:p text:style-name="P6">lock B</text:p>
          </draw:text-box>
        </draw:frame>
        <draw:frame draw:style-name="gr10" draw:text-style-name="P13" draw:layer="layout" svg:width="6.2cm" svg:height="1.27cm" svg:x="2.835cm" svg:y="13.335cm">
          <draw:text-box>
            <text:p text:style-name="P13"><text:span text:style-name="T8">del_timer_sync</text:span></text:p>
          </draw:text-box>
        </draw:frame>
        <draw:frame draw:style-name="gr11" draw:text-style-name="P11" draw:layer="layout" svg:width="4.033cm" svg:height="2.139cm" svg:x="2.952cm" svg:y="8.89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9.057cm" svg:y="7.62cm">
          <draw:text-box>
            <text:p text:style-name="P8"><text:span text:style-name="T4">CPU 1</text:span></text:p>
          </draw:text-box>
        </draw:frame>
        <draw:line draw:style-name="gr3" draw:text-style-name="P1" draw:layer="layout" svg:x1="23.662cm" svg:y1="16.504cm" svg:x2="25.567cm" svg:y2="16.51cm">
          <text:p/>
        </draw:line>
        <draw:frame draw:style-name="gr4" draw:text-style-name="P2" draw:layer="layout" svg:width="5.548cm" svg:height="1.276cm" svg:x="22.452cm" svg:y="17.145cm">
          <draw:text-box>
            <text:p text:style-name="P3"><text:span text:style-name="T3">DEADLOCK</text:span></text:p>
          </draw:text-box>
        </draw:frame>
        <draw:line draw:style-name="gr7" draw:text-style-name="P9" draw:layer="layout" svg:x1="15.24cm" svg:y1="12.688cm" svg:x2="17.145cm" svg:y2="12.688cm">
          <text:p/>
        </draw:line>
        <draw:frame draw:style-name="gr4" draw:text-style-name="P6" draw:layer="layout" svg:width="3.042cm" svg:height="1.195cm" svg:x="20.487cm" svg:y="15.869cm">
          <draw:text-box>
            <text:p text:style-name="P6">Lock A</text:p>
          </draw:text-box>
        </draw:frame>
        <draw:frame draw:style-name="gr15" draw:text-style-name="P5" draw:layer="layout" svg:width="4.63cm" svg:height="1.038cm" svg:x="17.613cm" svg:y="12.297cm">
          <draw:text-box>
            <text:p text:style-name="P5"><text:span text:style-name="T5">timer handler</text:span></text:p>
          </draw:text-box>
        </draw:frame>
        <draw:line draw:style-name="gr7" draw:text-style-name="P9" draw:layer="layout" svg:x1="18.622cm" svg:y1="14.996cm" svg:x2="20.527cm" svg:y2="14.996cm">
          <text:p/>
        </draw:line>
        <draw:frame draw:style-name="gr4" draw:text-style-name="P10" draw:layer="layout" svg:width="3.135cm" svg:height="1.038cm" svg:x="20.527cm" svg:y="14.599cm">
          <draw:text-box>
            <text:p text:style-name="P5"><text:span text:style-name="T5">Interrupt</text:span></text:p>
          </draw:text-box>
        </draw:frame>
        <draw:frame draw:style-name="gr4" draw:text-style-name="P6" draw:layer="layout" svg:width="2.758cm" svg:height="1.195cm" svg:x="9.525cm" svg:y="10.795cm">
          <draw:text-box>
            <text:p text:style-name="P6"><text:span text:style-name="T9">lock A</text:span></text:p>
          </draw:text-box>
        </draw:frame>
        <draw:frame draw:style-name="gr9" draw:text-style-name="P6" draw:layer="layout" svg:width="2.805cm" svg:height="1.208cm" svg:x="9.525cm" svg:y="12.762cm">
          <draw:text-box>
            <text:p text:style-name="P6">lock B</text:p>
          </draw:text-box>
        </draw:frame>
        <draw:frame draw:style-name="gr11" draw:text-style-name="P11" draw:layer="layout" svg:width="4.033cm" svg:height="2.139cm" svg:x="9.302cm" svg:y="8.89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13.97cm" svg:y="7.62cm">
          <draw:text-box>
            <text:p text:style-name="P8"><text:span text:style-name="T4">CPU 2</text:span></text:p>
          </draw:text-box>
        </draw:frame>
        <presentation:notes draw:style-name="dp2">
          <draw:page-thumbnail draw:style-name="gr1" draw:layer="layout" svg:width="13.133cm" svg:height="9.007cm" svg:x="4.537cm" svg:y="2.628cm" draw:page-number="26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7" draw:style-name="dp1" draw:master-page-name="lyt-default" presentation:presentation-page-layout-name="AL3T19">
        <draw:frame presentation:style-name="pr6" draw:layer="layout" svg:width="23.91cm" svg:height="3.507cm" svg:x="2.056cm" svg:y="1.742cm" presentation:class="title">
          <draw:text-box>
            <text:p>Confusing Deadlocks</text:p>
          </draw:text-box>
        </draw:frame>
        <draw:frame presentation:style-name="pr4" draw:layer="layout" svg:width="23.91cm" svg:height="12.979cm" svg:x="2.056cm" svg:y="5.837cm" presentation:class="outline" presentation:user-transformed="true">
          <draw:text-box>
            <text:list text:style-name="L2">
              <text:list-item>
                <text:p>Luckily for us</text:p>
                <text:list>
                  <text:list-item>
                    <text:p>Lockdep detects all of these locks!</text:p>
                  </text:list-item>
                </text:list>
              </text:list-item>
              <text:list-item>
                <text:p>When you see a lockdep splat you do not understand</text:p>
                <text:list>
                  <text:list-item>
                    <text:p>Do not think it's a bug in lockdep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7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8" draw:style-name="dp1" draw:master-page-name="lyt-default" presentation:presentation-page-layout-name="AL3T19">
        <draw:frame presentation:style-name="pr1" draw:layer="layout" svg:width="23.91cm" svg:height="3.256cm" svg:x="2.056cm" svg:y="1.867cm" presentation:class="title">
          <draw:text-box>
            <text:p>Simple Deadlock Example</text:p>
          </draw:text-box>
        </draw:frame>
        <draw:frame draw:style-name="gr16" draw:layer="layout" svg:width="7.876cm" svg:height="10.206cm" svg:x="9.269cm" svg:y="6.939cm">
          <draw:text-box>
            <text:p><text:s text:c="8"/>spin_lock(&amp;lockA);</text:p>
            <text:p><text:s text:c="8"/>spin_lock(&amp;lockB);</text:p>
            <text:p><text:s text:c="8"/>spin_unlock(&amp;lockB);</text:p>
            <text:p><text:s text:c="8"/>spin_unlock(&amp;lockA);</text:p>
            <text:p/>
            <text:p><text:s text:c="8"/>spin_lock(&amp;lockC);</text:p>
            <text:p><text:s text:c="8"/>spin_lock(&amp;lockA);</text:p>
            <text:p><text:s text:c="8"/>spin_unlock(&amp;lockA);</text:p>
            <text:p><text:s text:c="8"/>spin_unlock(&amp;lockC);</text:p>
            <text:p/>
            <text:p><text:s text:c="8"/>spin_lock(&amp;lockB);</text:p>
            <text:p><text:s text:c="8"/>spin_lock(&amp;lockC);</text:p>
            <text:p><text:s text:c="8"/>spin_unlock(&amp;lockC);</text:p>
            <text:p><text:s text:c="8"/>spin_unlock(&amp;lockB);</text:p>
          </draw:text-box>
        </draw:frame>
        <presentation:notes draw:style-name="dp2">
          <draw:page-thumbnail draw:style-name="gr1" draw:layer="layout" svg:width="13.133cm" svg:height="9.007cm" svg:x="4.537cm" svg:y="2.628cm" draw:page-number="28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9" draw:style-name="dp1" draw:master-page-name="lyt-default" presentation:presentation-page-layout-name="AL3T19">
        <draw:frame presentation:style-name="pr1" draw:layer="layout" svg:width="23.91cm" svg:height="3.256cm" svg:x="2.056cm" svg:y="1.867cm" presentation:class="title">
          <draw:text-box>
            <text:p>Lockdep Splat!</text:p>
          </draw:text-box>
        </draw:frame>
        <draw:frame draw:style-name="gr17" draw:layer="layout" svg:width="21.834cm" svg:height="8.073cm" svg:x="3.81cm" svg:y="6.532cm">
          <draw:text-box>
            <text:p>=======================================================</text:p>
            <text:p>[ INFO: possible circular locking dependency detected ]</text:p>
            <text:p>3.1.0-rc4-test-00131-g9e79e3e #2</text:p>
            <text:p>-------------------------------------------------------</text:p>
            <text:p>insmod/1357 is trying to acquire lock:</text:p>
            <text:p><text:s/>(lockC){+.+...}, at: [&lt;ffffffffa000d438&gt;] pick_test+0x2a2/0x892 [lockdep_test]</text:p>
            <text:p/>
            <text:p>but task is already holding lock:</text:p>
            <text:p><text:s/>(lockB){+.+...}, at: [&lt;ffffffffa000d42c&gt;] pick_test+0x296/0x892 [lockdep_test]</text:p>
            <text:p/>
            <text:p>which lock already depends on the new lock.</text:p>
          </draw:text-box>
        </draw:frame>
        <presentation:notes draw:style-name="dp2">
          <draw:page-thumbnail draw:style-name="gr1" draw:layer="layout" svg:width="13.133cm" svg:height="9.007cm" svg:x="4.537cm" svg:y="2.628cm" draw:page-number="29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30" draw:style-name="dp1" draw:master-page-name="lyt-default" presentation:presentation-page-layout-name="AL3T19">
        <office:forms form:automatic-focus="false" form:apply-design-mode="false"/>
        <draw:frame presentation:style-name="pr1" draw:layer="layout" svg:width="23.91cm" svg:height="3.256cm" svg:x="2.056cm" svg:y="1.867cm" presentation:class="title">
          <draw:text-box>
            <text:p>Morse Code?</text:p>
          </draw:text-box>
        </draw:frame>
        <draw:frame draw:style-name="gr18" draw:text-style-name="P15" draw:layer="layout" svg:width="9.525cm" svg:height="1.517cm" svg:x="9.525cm" svg:y="6.985cm">
          <draw:text-box>
            <text:p text:style-name="P15"><text:span text:style-name="T10">(lockC){+.+...}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30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31" draw:style-name="dp1" draw:master-page-name="lyt-default" presentation:presentation-page-layout-name="AL3T19">
        <office:forms form:automatic-focus="false" form:apply-design-mode="false"/>
        <draw:frame presentation:style-name="pr1" draw:layer="layout" svg:width="23.91cm" svg:height="3.256cm" svg:x="2.056cm" svg:y="1.867cm" presentation:class="title">
          <draw:text-box>
            <text:p>Morse Code?</text:p>
          </draw:text-box>
        </draw:frame>
        <draw:frame draw:style-name="gr18" draw:text-style-name="P15" draw:layer="layout" svg:width="9.525cm" svg:height="1.517cm" svg:x="9.525cm" svg:y="6.985cm">
          <draw:text-box>
            <text:p text:style-name="P15"><text:span text:style-name="T10">(lockC){+.+...},</text:span></text:p>
          </draw:text-box>
        </draw:frame>
        <draw:frame draw:style-name="gr4" draw:layer="layout" svg:width="8.986cm" svg:height="3.806cm" svg:x="6.321cm" svg:y="10.16cm">
          <draw:text-box>
            <text:p>. <text:s text:c="2"/>just means it exist</text:p>
            <text:p/>
            <text:p>+ <text:s/>happened with irqs enabled</text:p>
            <text:p/>
            <text:p>- <text:s/>happened with irqs disabl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31" presentation:class="page"/>
          <draw:frame presentation:style-name="pr5" draw:text-style-name="P7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32" draw:style-name="dp1" draw:master-page-name="lyt-default" presentation:presentation-page-layout-name="AL3T19">
        <office:forms form:automatic-focus="false" form:apply-design-mode="false"/>
        <draw:frame presentation:style-name="pr1" draw:layer="layout" svg:width="23.91cm" svg:height="3.256cm" svg:x="2.056cm" svg:y="1.867cm" presentation:class="title">
          <draw:text-box>
            <text:p>Morse Code?</text:p>
          </draw:text-box>
        </draw:frame>
        <draw:frame draw:style-name="gr18" draw:text-style-name="P15" draw:layer="layout" svg:width="9.525cm" svg:height="1.517cm" svg:x="9.525cm" svg:y="6.985cm">
          <draw:text-box>
            <text:p text:style-name="P15"><text:span text:style-name="T10">(lockC){+. <text:s/>+. <text:s/>..}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32" presentation:class="page"/>
          <draw:frame presentation:style-name="pr5" draw:text-style-name="P7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33" draw:style-name="dp1" draw:master-page-name="lyt-default" presentation:presentation-page-layout-name="AL3T19">
        <office:forms form:automatic-focus="false" form:apply-design-mode="false"/>
        <draw:frame presentation:style-name="pr1" draw:layer="layout" svg:width="23.91cm" svg:height="3.256cm" svg:x="2.056cm" svg:y="1.867cm" presentation:class="title">
          <draw:text-box>
            <text:p>Morse Code?</text:p>
          </draw:text-box>
        </draw:frame>
        <draw:frame draw:style-name="gr18" draw:text-style-name="P15" draw:layer="layout" svg:width="9.525cm" svg:height="1.517cm" svg:x="9.525cm" svg:y="6.985cm">
          <draw:text-box>
            <text:p text:style-name="P15"><text:span text:style-name="T10">(lockC){+. <text:s/>+. <text:s/>..},</text:span></text:p>
          </draw:text-box>
        </draw:frame>
        <draw:line draw:style-name="gr19" draw:text-style-name="P1" draw:layer="layout" svg:x1="8.255cm" svg:y1="13.335cm" svg:x2="8.255cm" svg:y2="10.795cm">
          <text:p/>
        </draw:line>
        <draw:line draw:style-name="gr19" draw:text-style-name="P1" draw:layer="layout" svg:x1="13.97cm" svg:y1="10.795cm" svg:x2="8.255cm" svg:y2="10.795cm">
          <text:p/>
        </draw:line>
        <draw:line draw:style-name="gr12" draw:text-style-name="P1" draw:layer="layout" svg:x1="13.97cm" svg:y1="10.795cm" svg:x2="13.97cm" svg:y2="8.89cm">
          <text:p/>
        </draw:line>
        <draw:frame draw:style-name="gr4" draw:layer="layout" svg:width="2.894cm" svg:height="0.962cm" svg:x="6.858cm" svg:y="13.97cm">
          <draw:text-box>
            <text:p>Hardirq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33" presentation:class="page"/>
          <draw:frame presentation:style-name="pr5" draw:text-style-name="P7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34" draw:style-name="dp1" draw:master-page-name="lyt-default" presentation:presentation-page-layout-name="AL3T19">
        <office:forms form:automatic-focus="false" form:apply-design-mode="false"/>
        <draw:frame presentation:style-name="pr1" draw:layer="layout" svg:width="23.91cm" svg:height="3.256cm" svg:x="2.056cm" svg:y="1.867cm" presentation:class="title">
          <draw:text-box>
            <text:p>Morse Code?</text:p>
          </draw:text-box>
        </draw:frame>
        <draw:frame draw:style-name="gr18" draw:text-style-name="P15" draw:layer="layout" svg:width="9.525cm" svg:height="1.517cm" svg:x="9.525cm" svg:y="6.985cm">
          <draw:text-box>
            <text:p text:style-name="P15"><text:span text:style-name="T10">(lockC){+. <text:s/>+. <text:s/>..},</text:span></text:p>
          </draw:text-box>
        </draw:frame>
        <draw:line draw:style-name="gr19" draw:text-style-name="P1" draw:layer="layout" svg:x1="8.255cm" svg:y1="13.335cm" svg:x2="8.255cm" svg:y2="10.795cm">
          <text:p/>
        </draw:line>
        <draw:line draw:style-name="gr19" draw:text-style-name="P1" draw:layer="layout" svg:x1="13.97cm" svg:y1="10.795cm" svg:x2="8.255cm" svg:y2="10.795cm">
          <text:p/>
        </draw:line>
        <draw:line draw:style-name="gr12" draw:text-style-name="P1" draw:layer="layout" svg:x1="13.97cm" svg:y1="10.795cm" svg:x2="13.97cm" svg:y2="8.89cm">
          <text:p/>
        </draw:line>
        <draw:frame draw:style-name="gr4" draw:text-style-name="P16" draw:layer="layout" svg:width="2.894cm" svg:height="0.962cm" svg:x="6.858cm" svg:y="13.97cm">
          <draw:text-box>
            <text:p text:style-name="P16">Hardirqs</text:p>
          </draw:text-box>
        </draw:frame>
        <draw:line draw:style-name="gr12" draw:text-style-name="P1" draw:layer="layout" svg:x1="15.875cm" svg:y1="13.335cm" svg:x2="15.875cm" svg:y2="8.89cm">
          <text:p/>
        </draw:line>
        <draw:frame draw:style-name="gr4" draw:text-style-name="P16" draw:layer="layout" svg:width="2.653cm" svg:height="0.962cm" svg:x="14.492cm" svg:y="13.97cm">
          <draw:text-box>
            <text:p text:style-name="P16">Softirq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34" presentation:class="page"/>
          <draw:frame presentation:style-name="pr5" draw:text-style-name="P7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35" draw:style-name="dp1" draw:master-page-name="lyt-default" presentation:presentation-page-layout-name="AL3T19">
        <office:forms form:automatic-focus="false" form:apply-design-mode="false"/>
        <draw:frame presentation:style-name="pr1" draw:layer="layout" svg:width="23.91cm" svg:height="3.256cm" svg:x="2.056cm" svg:y="1.867cm" presentation:class="title">
          <draw:text-box>
            <text:p>Morse Code?</text:p>
          </draw:text-box>
        </draw:frame>
        <draw:frame draw:style-name="gr18" draw:text-style-name="P15" draw:layer="layout" svg:width="9.525cm" svg:height="1.517cm" svg:x="9.525cm" svg:y="6.985cm">
          <draw:text-box>
            <text:p text:style-name="P15"><text:span text:style-name="T10">(lockC){+. <text:s/>+. <text:s/>..},</text:span></text:p>
          </draw:text-box>
        </draw:frame>
        <draw:line draw:style-name="gr19" draw:text-style-name="P1" draw:layer="layout" svg:x1="8.255cm" svg:y1="13.335cm" svg:x2="8.255cm" svg:y2="10.795cm">
          <text:p/>
        </draw:line>
        <draw:line draw:style-name="gr19" draw:text-style-name="P1" draw:layer="layout" svg:x1="13.97cm" svg:y1="10.795cm" svg:x2="8.255cm" svg:y2="10.795cm">
          <text:p/>
        </draw:line>
        <draw:line draw:style-name="gr12" draw:text-style-name="P1" draw:layer="layout" svg:x1="13.97cm" svg:y1="10.795cm" svg:x2="13.97cm" svg:y2="8.89cm">
          <text:p/>
        </draw:line>
        <draw:frame draw:style-name="gr4" draw:text-style-name="P16" draw:layer="layout" svg:width="2.894cm" svg:height="0.962cm" svg:x="6.858cm" svg:y="13.97cm">
          <draw:text-box>
            <text:p text:style-name="P16">Hardirqs</text:p>
          </draw:text-box>
        </draw:frame>
        <draw:line draw:style-name="gr12" draw:text-style-name="P1" draw:layer="layout" svg:x1="15.875cm" svg:y1="13.335cm" svg:x2="15.875cm" svg:y2="8.89cm">
          <text:p/>
        </draw:line>
        <draw:frame draw:style-name="gr4" draw:layer="layout" svg:width="2.653cm" svg:height="0.962cm" svg:x="14.492cm" svg:y="13.97cm">
          <draw:text-box>
            <text:p>Softirqs</text:p>
          </draw:text-box>
        </draw:frame>
        <draw:frame draw:style-name="gr4" draw:layer="layout" svg:width="3.741cm" svg:height="0.962cm" svg:x="18.993cm" svg:y="13.97cm">
          <draw:text-box>
            <text:p>reclaim_fs?</text:p>
          </draw:text-box>
        </draw:frame>
        <draw:line draw:style-name="gr19" draw:text-style-name="P1" draw:layer="layout" svg:x1="20.955cm" svg:y1="13.335cm" svg:x2="20.955cm" svg:y2="10.795cm">
          <text:p/>
        </draw:line>
        <draw:line draw:style-name="gr19" draw:text-style-name="P1" draw:layer="layout" svg:x1="17.145cm" svg:y1="10.795cm" svg:x2="20.955cm" svg:y2="10.795cm">
          <text:p/>
        </draw:line>
        <draw:line draw:style-name="gr12" draw:text-style-name="P1" draw:layer="layout" svg:x1="17.145cm" svg:y1="10.795cm" svg:x2="17.145cm" svg:y2="8.89cm">
          <text:p/>
        </draw:line>
        <presentation:notes draw:style-name="dp2">
          <office:forms form:automatic-focus="false" form:apply-design-mode="false"/>
          <draw:page-thumbnail draw:style-name="gr1" draw:layer="layout" svg:width="13.133cm" svg:height="9.007cm" svg:x="4.537cm" svg:y="2.628cm" draw:page-number="35" presentation:class="page"/>
          <draw:frame presentation:style-name="pr5" draw:text-style-name="P7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36" draw:style-name="dp1" draw:master-page-name="lyt-default">
        <draw:frame draw:style-name="gr20" draw:text-style-name="P17" draw:layer="layout" svg:width="17.796cm" svg:height="18.415cm" svg:x="5.699cm" svg:y="1.27cm">
          <draw:text-box>
            <text:p text:style-name="P17"><text:span text:style-name="T11">which lock already depends on the new lock.</text:span></text:p>
            <text:p text:style-name="P17"><text:span text:style-name="T11"/></text:p>
            <text:p text:style-name="P17"><text:span text:style-name="T11">the existing dependency chain (in reverse order) is:</text:span></text:p>
            <text:p text:style-name="P17"><text:span text:style-name="T11"/></text:p>
            <text:p text:style-name="P17"><text:span text:style-name="T11">-&gt; #2 (lockB){+.+...}:</text:span></text:p>
            <text:p text:style-name="P17"><text:span text:style-name="T11"><text:s text:c="7"/></text:span><text:span text:style-name="T11">[&lt;ffffffff81081ab8&gt;] lock_acquire+0xe4/0x114</text:span></text:p>
            <text:p text:style-name="P17"><text:span text:style-name="T11"><text:s text:c="7"/></text:span><text:span text:style-name="T11">[&lt;ffffffff8149591f&gt;] _raw_spin_lock+0x31/0x40</text:span></text:p>
            <text:p text:style-name="P17"><text:span text:style-name="T11"><text:s text:c="7"/></text:span><text:span text:style-name="T11">[&lt;ffffffffa000d3d8&gt;] pick_test+0x242/0x892 [lockdep_test]</text:span></text:p>
            <text:p text:style-name="P17"><text:span text:style-name="T11"><text:s text:c="7"/></text:span><text:span text:style-name="T11">[&lt;ffffffff8100207f&gt;] do_one_initcall+0x7f/0x13e</text:span></text:p>
            <text:p text:style-name="P17"><text:span text:style-name="T11"><text:s text:c="7"/></text:span><text:span text:style-name="T11">[&lt;ffffffff8108b9b5&gt;] sys_init_module+0x83/0x1ce</text:span></text:p>
            <text:p text:style-name="P17"><text:span text:style-name="T11"><text:s text:c="7"/></text:span><text:span text:style-name="T11">[&lt;ffffffff8149cd02&gt;] system_call_fastpath+0x16/0x1b</text:span></text:p>
            <text:p text:style-name="P17"><text:span text:style-name="T11"/></text:p>
            <text:p text:style-name="P17"><text:span text:style-name="T11">-&gt; #1 (lockA){+.+...}:</text:span></text:p>
            <text:p text:style-name="P17"><text:span text:style-name="T11"><text:s text:c="7"/></text:span><text:span text:style-name="T11">[&lt;ffffffff81081ab8&gt;] lock_acquire+0xe4/0x114</text:span></text:p>
            <text:p text:style-name="P17"><text:span text:style-name="T11"><text:s text:c="7"/></text:span><text:span text:style-name="T11">[&lt;ffffffff8149591f&gt;] _raw_spin_lock+0x31/0x40</text:span></text:p>
            <text:p text:style-name="P17"><text:span text:style-name="T11"><text:s text:c="7"/></text:span><text:span text:style-name="T11">[&lt;ffffffffa000d408&gt;] pick_test+0x272/0x892 [lockdep_test]</text:span></text:p>
            <text:p text:style-name="P17"><text:span text:style-name="T11"><text:s text:c="7"/></text:span><text:span text:style-name="T11">[&lt;ffffffff8100207f&gt;] do_one_initcall+0x7f/0x13e</text:span></text:p>
            <text:p text:style-name="P17"><text:span text:style-name="T11"><text:s text:c="7"/></text:span><text:span text:style-name="T11">[&lt;ffffffff8108b9b5&gt;] sys_init_module+0x83/0x1ce</text:span></text:p>
            <text:p text:style-name="P17"><text:span text:style-name="T11"><text:s text:c="7"/></text:span><text:span text:style-name="T11">[&lt;ffffffff8149cd02&gt;] system_call_fastpath+0x16/0x1b</text:span></text:p>
            <text:p text:style-name="P17"><text:span text:style-name="T11"/></text:p>
            <text:p text:style-name="P17"><text:span text:style-name="T11">-&gt; #0 (lockC){+.+...}:</text:span></text:p>
            <text:p text:style-name="P17"><text:span text:style-name="T11"><text:s text:c="7"/></text:span><text:span text:style-name="T11">[&lt;ffffffff8108109e&gt;] __lock_acquire+0xae9/0xdd9</text:span></text:p>
            <text:p text:style-name="P17"><text:span text:style-name="T11"><text:s text:c="7"/></text:span><text:span text:style-name="T11">[&lt;ffffffff81081ab8&gt;] lock_acquire+0xe4/0x114</text:span></text:p>
            <text:p text:style-name="P17"><text:span text:style-name="T11"><text:s text:c="7"/></text:span><text:span text:style-name="T11">[&lt;ffffffff8149591f&gt;] _raw_spin_lock+0x31/0x40</text:span></text:p>
            <text:p text:style-name="P17"><text:span text:style-name="T11"><text:s text:c="7"/></text:span><text:span text:style-name="T11">[&lt;ffffffffa000d438&gt;] pick_test+0x2a2/0x892 [lockdep_test]</text:span></text:p>
            <text:p text:style-name="P17"><text:span text:style-name="T11"><text:s text:c="7"/></text:span><text:span text:style-name="T11">[&lt;ffffffff8100207f&gt;] do_one_initcall+0x7f/0x13e</text:span></text:p>
            <text:p text:style-name="P17"><text:span text:style-name="T11"><text:s text:c="7"/></text:span><text:span text:style-name="T11">[&lt;ffffffff8108b9b5&gt;] sys_init_module+0x83/0x1ce</text:span></text:p>
            <text:p text:style-name="P17"><text:span text:style-name="T11"><text:s text:c="7"/></text:span><text:span text:style-name="T11">[&lt;ffffffff8149cd02&gt;] system_call_fastpath+0x16/0x1b</text:span></text:p>
          </draw:text-box>
        </draw:frame>
        <presentation:notes draw:style-name="dp2">
          <draw:page-thumbnail draw:style-name="gr1" draw:layer="layout" svg:width="13.133cm" svg:height="9.007cm" svg:x="4.537cm" svg:y="2.628cm" draw:page-number="36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37" draw:style-name="dp1" draw:master-page-name="lyt-default">
        <draw:frame draw:style-name="gr21" draw:text-style-name="P18" draw:layer="layout" svg:width="19.685cm" svg:height="11.051cm" svg:x="5.08cm" svg:y="5.593cm">
          <draw:text-box>
            <text:p text:style-name="P18"><text:span text:style-name="T12">other info that might help us debug this:</text:span></text:p>
            <text:p text:style-name="P18"><text:span text:style-name="T12"/></text:p>
            <text:p text:style-name="P18"><text:span text:style-name="T12">Chain exists of:</text:span></text:p>
            <text:p text:style-name="P18"><text:span text:style-name="T12"><text:s text:c="2"/></text:span><text:span text:style-name="T12">lockC --&gt; lockA --&gt; lockB</text:span></text:p>
            <text:p text:style-name="P18"><text:span text:style-name="T12"/></text:p>
            <text:p text:style-name="P18"><text:span text:style-name="T12"><text:s/></text:span><text:span text:style-name="T12">Possible unsafe locking scenario:</text:span></text:p>
            <text:p text:style-name="P18"><text:span text:style-name="T12"/></text:p>
            <text:p text:style-name="P18"><text:span text:style-name="T12"><text:s text:c="7"/></text:span><text:span text:style-name="T12">CPU0 <text:s text:c="19"/>CPU1</text:span></text:p>
            <text:p text:style-name="P18"><text:span text:style-name="T12"><text:s text:c="7"/></text:span><text:span text:style-name="T12">---- <text:s text:c="19"/>----</text:span></text:p>
            <text:p text:style-name="P18"><text:span text:style-name="T12"><text:s text:c="2"/></text:span><text:span text:style-name="T12">lock(lockB);</text:span></text:p>
            <text:p text:style-name="P18"><text:span text:style-name="T12"><text:s text:c="31"/></text:span><text:span text:style-name="T12">lock(lockA);</text:span></text:p>
            <text:p text:style-name="P18"><text:span text:style-name="T12"><text:s text:c="31"/></text:span><text:span text:style-name="T12">lock(lockB);</text:span></text:p>
            <text:p text:style-name="P18"><text:span text:style-name="T12"><text:s text:c="2"/></text:span><text:span text:style-name="T12">lock(lockC);</text:span></text:p>
            <text:p text:style-name="P18"><text:span text:style-name="T12"/></text:p>
            <text:p text:style-name="P18"><text:span text:style-name="T12"><text:s/></text:span><text:span text:style-name="T12">*** DEADLOCK ***</text:span></text:p>
          </draw:text-box>
        </draw:frame>
        <presentation:notes draw:style-name="dp2">
          <draw:page-thumbnail draw:style-name="gr1" draw:layer="layout" svg:width="13.133cm" svg:height="9.007cm" svg:x="4.537cm" svg:y="2.628cm" draw:page-number="37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38" draw:style-name="dp1" draw:master-page-name="lyt-default">
        <draw:frame draw:style-name="gr22" draw:layer="layout" svg:width="23.011cm" svg:height="15.894cm" svg:x="3.659cm" svg:y="1.905cm">
          <draw:text-box>
            <text:p>1 lock held by insmod/1357:</text:p>
            <text:p><text:s/>#0: <text:s/>(lockB){+.+...}, at: [&lt;ffffffffa000d42c&gt;] pick_test+0x296/0x892 [lockdep_test]</text:p>
            <text:p/>
            <text:p>stack backtrace:</text:p>
            <text:p>Pid: 1357, comm: insmod Not tainted 3.1.0-rc4-test-00131-g9e79e3e #2</text:p>
            <text:p>Call Trace:</text:p>
            <text:p><text:s/>[&lt;ffffffff810804f5&gt;] print_circular_bug+0x1ff/0x210</text:p>
            <text:p><text:s/>[&lt;ffffffff8108109e&gt;] __lock_acquire+0xae9/0xdd9</text:p>
            <text:p><text:s/>[&lt;ffffffffa000d196&gt;] ? get_lock+0x52/0x52 [lockdep_test]</text:p>
            <text:p><text:s/>[&lt;ffffffff81081ab8&gt;] lock_acquire+0xe4/0x114</text:p>
            <text:p><text:s/>[&lt;ffffffffa000d438&gt;] ? pick_test+0x2a2/0x892 [lockdep_test]</text:p>
            <text:p><text:s/>[&lt;ffffffffa000d196&gt;] ? get_lock+0x52/0x52 [lockdep_test]</text:p>
            <text:p><text:s/>[&lt;ffffffffa000d196&gt;] ? get_lock+0x52/0x52 [lockdep_test]</text:p>
            <text:p><text:s/>[&lt;ffffffff8149591f&gt;] _raw_spin_lock+0x31/0x40</text:p>
            <text:p><text:s/>[&lt;ffffffffa000d438&gt;] ? pick_test+0x2a2/0x892 [lockdep_test]</text:p>
            <text:p><text:s/>[&lt;ffffffff81496064&gt;] ? _raw_spin_unlock+0x2b/0x2f</text:p>
            <text:p><text:s/>[&lt;ffffffffa000d438&gt;] pick_test+0x2a2/0x892 [lockdep_test]</text:p>
            <text:p><text:s/>[&lt;ffffffff810720e8&gt;] ? __blocking_notifier_call_chain+0x5b/0x67</text:p>
            <text:p><text:s/>[&lt;ffffffffa000d196&gt;] ? get_lock+0x52/0x52 [lockdep_test]</text:p>
            <text:p><text:s/>[&lt;ffffffff8100207f&gt;] do_one_initcall+0x7f/0x13e</text:p>
            <text:p><text:s/>[&lt;ffffffff8108b9b5&gt;] sys_init_module+0x83/0x1ce</text:p>
            <text:p><text:s/>[&lt;ffffffff8149cd02&gt;] system_call_fastpath+0x16/0x1b</text:p>
          </draw:text-box>
        </draw:frame>
        <presentation:notes draw:style-name="dp2">
          <draw:page-thumbnail draw:style-name="gr1" draw:layer="layout" svg:width="13.133cm" svg:height="9.007cm" svg:x="4.537cm" svg:y="2.628cm" draw:page-number="38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39" draw:style-name="dp1" draw:master-page-name="lyt-default" presentation:presentation-page-layout-name="AL3T19">
        <draw:frame presentation:style-name="pr1" draw:layer="layout" svg:width="23.91cm" svg:height="3.256cm" svg:x="2.056cm" svg:y="1.867cm" presentation:class="title">
          <draw:text-box>
            <text:p>Complex Example</text:p>
          </draw:text-box>
        </draw:frame>
        <draw:frame draw:style-name="gr23" draw:layer="layout" svg:width="19.514cm" svg:height="14.472cm" svg:x="4.445cm" svg:y="5.213cm">
          <draw:text-box>
            <text:p><text:s text:c="8"/>ret = register_trace_irq_handler_entry(probe_irq_entry, NULL);</text:p>
            <text:p><text:s text:c="8"/>if (WARN_ON(ret))</text:p>
            <text:p><text:s text:c="16"/>return -1;</text:p>
            <text:p/>
            <text:p><text:s text:c="8"/>set_current_state(TASK_INTERRUPTIBLE);</text:p>
            <text:p><text:s text:c="8"/>schedule_timeout(5*HZ);</text:p>
            <text:p/>
            <text:p><text:s text:c="8"/>spin_lock(&amp;lockC);</text:p>
            <text:p><text:s text:c="8"/>spin_unlock(&amp;lockC);</text:p>
            <text:p/>
            <text:p><text:s text:c="8"/>spin_lock_irq(&amp;lockA);</text:p>
            <text:p><text:s text:c="8"/>spin_lock(&amp;lockB);</text:p>
            <text:p><text:s text:c="8"/>spin_unlock(&amp;lockB);</text:p>
            <text:p><text:s text:c="8"/>spin_unlock_irq(&amp;lockA);</text:p>
            <text:p/>
            <text:p/>
            <text:p><text:s text:c="8"/>spin_lock_irq(&amp;lockB);</text:p>
            <text:p><text:s text:c="8"/>spin_lock(&amp;lockC);</text:p>
            <text:p><text:s text:c="8"/>spin_unlock(&amp;lockC);</text:p>
            <text:p><text:s text:c="8"/>spin_unlock_irq(&amp;lockB);</text:p>
          </draw:text-box>
        </draw:frame>
        <presentation:notes draw:style-name="dp2">
          <draw:page-thumbnail draw:style-name="gr1" draw:layer="layout" svg:width="13.133cm" svg:height="9.007cm" svg:x="4.537cm" svg:y="2.628cm" draw:page-number="39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40" draw:style-name="dp1" draw:master-page-name="lyt-default">
        <draw:frame draw:style-name="gr24" draw:layer="layout" svg:width="17.224cm" svg:height="6.651cm" svg:x="5.636cm" svg:y="6.684cm">
          <draw:text-box>
            <text:p>static void</text:p>
            <text:p>probe_irq_entry(void *ignore, int irq, struct irqaction *action)</text:p>
            <text:p>{</text:p>
            <text:p><text:s text:c="8"/>unsigned long flags;</text:p>
            <text:p/>
            <text:p><text:s text:c="8"/>spin_lock_irqsave(&amp;lockA, flags);</text:p>
            <text:p><text:s text:c="8"/>trace_printk("here %s!\n", in_irq() ? "in irq": "normal");</text:p>
            <text:p><text:s text:c="8"/>spin_unlock_irqrestore(&amp;lockA, flags);</text:p>
            <text:p>}</text:p>
          </draw:text-box>
        </draw:frame>
        <presentation:notes draw:style-name="dp2">
          <draw:page-thumbnail draw:style-name="gr1" draw:layer="layout" svg:width="13.133cm" svg:height="9.007cm" svg:x="4.537cm" svg:y="2.628cm" draw:page-number="40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41" draw:style-name="dp1" draw:master-page-name="lyt-default" presentation:presentation-page-layout-name="AL3T19">
        <draw:frame presentation:style-name="pr1" draw:layer="layout" svg:width="23.91cm" svg:height="3.256cm" svg:x="2.056cm" svg:y="1.867cm" presentation:class="title">
          <draw:text-box>
            <text:p>Lockdep Splat</text:p>
          </draw:text-box>
        </draw:frame>
        <draw:frame draw:style-name="gr25" draw:layer="layout" svg:width="22.647cm" svg:height="7.362cm" svg:x="3.388cm" svg:y="7.62cm">
          <draw:text-box>
            <text:p>=========================================================</text:p>
            <text:p>[ INFO: possible irq lock inversion dependency detected ]</text:p>
            <text:p>3.1.0-rc4-test-00131-g9e79e3e #2</text:p>
            <text:p>---------------------------------------------------------</text:p>
            <text:p>sshd/1327 just changed the state of lock:</text:p>
            <text:p><text:s/>(lockA){-.....}, at: [&lt;ffffffffa000d01a&gt;] probe_irq_entry+0x1a/0x6c [lockdep_test]</text:p>
            <text:p>but this lock took another, HARDIRQ-unsafe lock in the past:</text:p>
            <text:p><text:s/>(lockC){+.+...}</text:p>
            <text:p/>
            <text:p>and interrupts could create inverse lock ordering between them.</text:p>
          </draw:text-box>
        </draw:frame>
        <presentation:notes draw:style-name="dp2">
          <draw:page-thumbnail draw:style-name="gr1" draw:layer="layout" svg:width="13.133cm" svg:height="9.007cm" svg:x="4.537cm" svg:y="2.628cm" draw:page-number="41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42" draw:style-name="dp1" draw:master-page-name="lyt-default">
        <draw:frame draw:style-name="gr26" draw:text-style-name="P18" draw:layer="layout" svg:width="20.814cm" svg:height="11.771cm" svg:x="3.951cm" svg:y="4.445cm">
          <draw:text-box>
            <text:p text:style-name="P18"><text:span text:style-name="T12">other info that might help us debug this:</text:span></text:p>
            <text:p text:style-name="P18"><text:span text:style-name="T12">Chain exists of:</text:span></text:p>
            <text:p text:style-name="P18"><text:span text:style-name="T12"><text:s text:c="2"/></text:span><text:span text:style-name="T12">lockA --&gt; lockB --&gt; lockC</text:span></text:p>
            <text:p text:style-name="P18"><text:span text:style-name="T12"/></text:p>
            <text:p text:style-name="P18"><text:span text:style-name="T12"><text:s/></text:span><text:span text:style-name="T12">Possible interrupt unsafe locking scenario:</text:span></text:p>
            <text:p text:style-name="P18"><text:span text:style-name="T12"/></text:p>
            <text:p text:style-name="P18"><text:span text:style-name="T12"><text:s text:c="7"/></text:span><text:span text:style-name="T12">CPU0 <text:s text:c="19"/>CPU1</text:span></text:p>
            <text:p text:style-name="P18"><text:span text:style-name="T12"><text:s text:c="7"/></text:span><text:span text:style-name="T12">---- <text:s text:c="19"/>----</text:span></text:p>
            <text:p text:style-name="P18"><text:span text:style-name="T12"><text:s text:c="2"/></text:span><text:span text:style-name="T12">lock(lockC);</text:span></text:p>
            <text:p text:style-name="P18"><text:span text:style-name="T12"><text:s text:c="31"/></text:span><text:span text:style-name="T12">local_irq_disable();</text:span></text:p>
            <text:p text:style-name="P18"><text:span text:style-name="T12"><text:s text:c="31"/></text:span><text:span text:style-name="T12">lock(lockA);</text:span></text:p>
            <text:p text:style-name="P18"><text:span text:style-name="T12"><text:s text:c="31"/></text:span><text:span text:style-name="T12">lock(lockB);</text:span></text:p>
            <text:p text:style-name="P18"><text:span text:style-name="T12"><text:s text:c="2"/></text:span><text:span text:style-name="T12">&lt;Interrupt&gt;</text:span></text:p>
            <text:p text:style-name="P18"><text:span text:style-name="T12"><text:s text:c="4"/></text:span><text:span text:style-name="T12">lock(lockA);</text:span></text:p>
            <text:p text:style-name="P18"><text:span text:style-name="T12"/></text:p>
            <text:p text:style-name="P18"><text:span text:style-name="T12"><text:s/></text:span><text:span text:style-name="T12">*** DEADLOCK ***</text:span></text:p>
          </draw:text-box>
        </draw:frame>
        <presentation:notes draw:style-name="dp2">
          <draw:page-thumbnail draw:style-name="gr1" draw:layer="layout" svg:width="13.133cm" svg:height="9.007cm" svg:x="4.537cm" svg:y="2.628cm" draw:page-number="42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43" draw:style-name="dp1" draw:master-page-name="lyt-default">
        <draw:frame draw:style-name="gr27" draw:layer="layout" svg:width="23.697cm" svg:height="14.138cm" svg:x="2.691cm" svg:y="6.985cm">
          <draw:text-box>
            <text:p>5 locks held by sshd/1327:</text:p>
            <text:p><text:s/>#0: <text:s/>(sk_lock-AF_INET){+.+.+.}, at: [&lt;ffffffff8142549f&gt;] tcp_sendmsg+0x29/0x7c9</text:p>
            <text:p><text:s/>#1: <text:s/>(rcu_read_lock){.+.+..}, at: [&lt;ffffffff8141c89d&gt;] ip_queue_xmit+0x0/0x393</text:p>
            <text:p><text:s/>#2: <text:s/>(rcu_read_lock){.+.+..}, at: [&lt;ffffffff8141cf31&gt;] ip_finish_output2+0x14d/0x269</text:p>
            <text:p><text:s/>#3: <text:s/>(rcu_read_lock_bh){.+....}, at: [&lt;ffffffff813e9288&gt;] dev_queue_xmit+0x0/0x534</text:p>
            <text:p><text:s/>#4: <text:s/>(_xmit_ETHER#2){+.-...}, at: [&lt;ffffffff813fd311&gt;] sch_direct_xmit+0x4e/0x14e</text:p>
            <text:p/>
          </draw:text-box>
        </draw:frame>
        <presentation:notes draw:style-name="dp2">
          <draw:page-thumbnail draw:style-name="gr1" draw:layer="layout" svg:width="13.133cm" svg:height="9.007cm" svg:x="4.537cm" svg:y="2.628cm" draw:page-number="43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44" draw:style-name="dp1" draw:master-page-name="lyt-default">
        <draw:frame draw:style-name="gr28" draw:text-style-name="P19" draw:layer="layout" svg:width="21.584cm" svg:height="20.837cm" svg:x="3.816cm" svg:y="0.753cm">
          <draw:text-box>
            <text:p text:style-name="P19"><text:span text:style-name="T13">the shortest dependencies between 2nd lock and 1st lock:</text:span></text:p>
            <text:p text:style-name="P19"><text:span text:style-name="T13"><text:s text:c="2"/></text:span><text:span text:style-name="T13">-&gt; (lockC){+.+...} ops: 2 {</text:span></text:p>
            <text:p text:style-name="P19"><text:span text:style-name="T13"><text:s text:c="5"/></text:span><text:span text:style-name="T13">HARDIRQ-ON-W at:</text:span></text:p>
            <text:p text:style-name="P19"><text:span text:style-name="T13"><text:s text:c="28"/></text:span><text:span text:style-name="T13">[&lt;ffffffff810808dd&gt;] __lock_acquire+0x328/0xdd9</text:span></text:p>
            <text:p text:style-name="P19"><text:span text:style-name="T13"><text:s text:c="28"/></text:span><text:span text:style-name="T13">[&lt;ffffffff81081ab8&gt;] lock_acquire+0xe4/0x114</text:span></text:p>
            <text:p text:style-name="P19"><text:span text:style-name="T13"><text:s text:c="28"/></text:span><text:span text:style-name="T13">[&lt;ffffffff8149591f&gt;] _raw_spin_lock+0x31/0x40</text:span></text:p>
            <text:p text:style-name="P19"><text:span text:style-name="T13"><text:s text:c="28"/></text:span><text:span text:style-name="T13">[&lt;ffffffffa000d8a0&gt;] pick_test+0x70a/0x892 [lockdep_test]</text:span></text:p>
            <text:p text:style-name="P19"><text:span text:style-name="T13"><text:s text:c="28"/></text:span><text:span text:style-name="T13">[&lt;ffffffff8100207f&gt;] do_one_initcall+0x7f/0x13e</text:span></text:p>
            <text:p text:style-name="P19"><text:span text:style-name="T13"><text:s text:c="28"/></text:span><text:span text:style-name="T13">[&lt;ffffffff8108b9b5&gt;] sys_init_module+0x83/0x1ce</text:span></text:p>
            <text:p text:style-name="P19"><text:span text:style-name="T13"><text:s text:c="28"/></text:span><text:span text:style-name="T13">[&lt;ffffffff8149cd02&gt;] system_call_fastpath+0x16/0x1b</text:span></text:p>
            <text:p text:style-name="P19"><text:span text:style-name="T13"><text:s text:c="5"/></text:span><text:span text:style-name="T13">SOFTIRQ-ON-W at:</text:span></text:p>
            <text:p text:style-name="P19"><text:span text:style-name="T13"><text:s text:c="28"/></text:span><text:span text:style-name="T13">[&lt;ffffffff810808fe&gt;] __lock_acquire+0x349/0xdd9</text:span></text:p>
            <text:p text:style-name="P19"><text:span text:style-name="T13"><text:s text:c="28"/></text:span><text:span text:style-name="T13">[&lt;ffffffff81081ab8&gt;] lock_acquire+0xe4/0x114</text:span></text:p>
            <text:p text:style-name="P19"><text:span text:style-name="T13"><text:s text:c="28"/></text:span><text:span text:style-name="T13">[&lt;ffffffff8149591f&gt;] _raw_spin_lock+0x31/0x40</text:span></text:p>
            <text:p text:style-name="P19"><text:span text:style-name="T13"><text:s text:c="28"/></text:span><text:span text:style-name="T13">[&lt;ffffffffa000d8a0&gt;] pick_test+0x70a/0x892 [lockdep_test]</text:span></text:p>
            <text:p text:style-name="P19"><text:span text:style-name="T13"><text:s text:c="28"/></text:span><text:span text:style-name="T13">[&lt;ffffffff8100207f&gt;] do_one_initcall+0x7f/0x13e</text:span></text:p>
            <text:p text:style-name="P19"><text:span text:style-name="T13"><text:s text:c="28"/></text:span><text:span text:style-name="T13">[&lt;ffffffff8108b9b5&gt;] sys_init_module+0x83/0x1ce</text:span></text:p>
            <text:p text:style-name="P19"><text:span text:style-name="T13"><text:s text:c="28"/></text:span><text:span text:style-name="T13">[&lt;ffffffff8149cd02&gt;] system_call_fastpath+0x16/0x1b</text:span></text:p>
            <text:p text:style-name="P19"><text:span text:style-name="T13"><text:s text:c="5"/></text:span><text:span text:style-name="T13">INITIAL USE at:</text:span></text:p>
            <text:p text:style-name="P19"><text:span text:style-name="T13"><text:s text:c="27"/></text:span><text:span text:style-name="T13">[&lt;ffffffff81080954&gt;] __lock_acquire+0x39f/0xdd9</text:span></text:p>
            <text:p text:style-name="P19"><text:span text:style-name="T13"><text:s text:c="27"/></text:span><text:span text:style-name="T13">[&lt;ffffffff81081ab8&gt;] lock_acquire+0xe4/0x114</text:span></text:p>
            <text:p text:style-name="P19"><text:span text:style-name="T13"><text:s text:c="27"/></text:span><text:span text:style-name="T13">[&lt;ffffffff8149591f&gt;] _raw_spin_lock+0x31/0x40</text:span></text:p>
            <text:p text:style-name="P19"><text:span text:style-name="T13"><text:s text:c="27"/></text:span><text:span text:style-name="T13">[&lt;ffffffffa000d8a0&gt;] pick_test+0x70a/0x892 [lockdep_test]</text:span></text:p>
            <text:p text:style-name="P19"><text:span text:style-name="T13"><text:s text:c="27"/></text:span><text:span text:style-name="T13">[&lt;ffffffff8100207f&gt;] do_one_initcall+0x7f/0x13e</text:span></text:p>
            <text:p text:style-name="P19"><text:span text:style-name="T13"><text:s text:c="27"/></text:span><text:span text:style-name="T13">[&lt;ffffffff8108b9b5&gt;] sys_init_module+0x83/0x1ce</text:span></text:p>
            <text:p text:style-name="P19"><text:span text:style-name="T13"><text:s text:c="27"/></text:span><text:span text:style-name="T13">[&lt;ffffffff8149cd02&gt;] system_call_fastpath+0x16/0x1b</text:span></text:p>
            <text:p text:style-name="P19"><text:span text:style-name="T13"><text:s text:c="3"/></text:span><text:span text:style-name="T13">}</text:span></text:p>
            <text:p text:style-name="P19"><text:span text:style-name="T13"><text:s text:c="3"/></text:span><text:span text:style-name="T13">... key <text:s text:c="5"/>at: [&lt;ffffffffa000dcd8&gt;] lockC+0x18/0xfffffffffffffdad [lockdep_test]</text:span></text:p>
            <text:p text:style-name="P19"><text:span text:style-name="T13"><text:s text:c="3"/></text:span><text:span text:style-name="T13">... acquired at:</text:span></text:p>
            <text:p text:style-name="P19"><text:span text:style-name="T13"><text:s text:c="3"/></text:span><text:span text:style-name="T13">[&lt;ffffffff81081ab8&gt;] lock_acquire+0xe4/0x114</text:span></text:p>
            <text:p text:style-name="P19"><text:span text:style-name="T13"><text:s text:c="3"/></text:span><text:span text:style-name="T13">[&lt;ffffffff8149591f&gt;] _raw_spin_lock+0x31/0x40</text:span></text:p>
            <text:p text:style-name="P19"><text:span text:style-name="T13"><text:s text:c="3"/></text:span><text:span text:style-name="T13">[&lt;ffffffffa000d8f4&gt;] pick_test+0x75e/0x892 [lockdep_test]</text:span></text:p>
            <text:p text:style-name="P19"><text:span text:style-name="T13"><text:s text:c="3"/></text:span><text:span text:style-name="T13">[&lt;ffffffff8100207f&gt;] do_one_initcall+0x7f/0x13e</text:span></text:p>
            <text:p text:style-name="P19"><text:span text:style-name="T13"><text:s text:c="3"/></text:span><text:span text:style-name="T13">[&lt;ffffffff8108b9b5&gt;] sys_init_module+0x83/0x1ce</text:span></text:p>
            <text:p text:style-name="P19"><text:span text:style-name="T13"><text:s text:c="3"/></text:span><text:span text:style-name="T13">[&lt;ffffffff8149cd02&gt;] system_call_fastpath+0x16/0x1b</text:span></text:p>
          </draw:text-box>
        </draw:frame>
        <presentation:notes draw:style-name="dp2">
          <draw:page-thumbnail draw:style-name="gr1" draw:layer="layout" svg:width="13.133cm" svg:height="9.007cm" svg:x="4.537cm" svg:y="2.628cm" draw:page-number="44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45" draw:style-name="dp1" draw:master-page-name="lyt-default" presentation:presentation-page-layout-name="AL3T19">
        <draw:frame presentation:style-name="pr1" draw:layer="layout" svg:width="23.91cm" svg:height="3.256cm" svg:x="2.056cm" svg:y="1.867cm" presentation:class="title">
          <draw:text-box>
            <text:p>State Info</text:p>
          </draw:text-box>
        </draw:frame>
        <draw:frame draw:style-name="gr29" draw:text-style-name="P12" draw:layer="layout" svg:width="10.527cm" svg:height="8.89cm" svg:x="9.793cm" svg:y="6.985cm">
          <draw:text-box>
            <text:p text:style-name="P12"><text:span text:style-name="T7">IN-HARDIRQ-W</text:span></text:p>
            <text:p text:style-name="P12"><text:span text:style-name="T7">HARDIRQ-ON-W</text:span></text:p>
            <text:p text:style-name="P12"><text:span text:style-name="T7">IN-HARDIRQ-R</text:span></text:p>
            <text:p text:style-name="P12"><text:span text:style-name="T7">HARDIRQ-ON-R</text:span></text:p>
            <text:p text:style-name="P12"><text:span text:style-name="T7"/></text:p>
            <text:p text:style-name="P12"><text:span text:style-name="T7"><text:s/></text:span><text:span text:style-name="T7">&lt;SOFTIRQ&gt;</text:span></text:p>
            <text:p text:style-name="P12"><text:span text:style-name="T7"><text:s/></text:span><text:span text:style-name="T7">&lt;RECLAIM_FS&gt;</text:span></text:p>
          </draw:text-box>
        </draw:frame>
        <presentation:notes draw:style-name="dp2">
          <draw:page-thumbnail draw:style-name="gr1" draw:layer="layout" svg:width="13.133cm" svg:height="9.007cm" svg:x="4.537cm" svg:y="2.628cm" draw:page-number="45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46" draw:style-name="dp1" draw:master-page-name="lyt-default">
        <draw:frame draw:style-name="gr30" draw:layer="layout" svg:width="21.369cm" svg:height="13.05cm" svg:x="4.666cm" svg:y="3.81cm">
          <draw:text-box>
            <text:p><text:s/>-&gt; (lockB){......} ops: 2 {</text:p>
            <text:p><text:s text:c="4"/>INITIAL USE at:</text:p>
            <text:p><text:s text:c="25"/>[&lt;ffffffff81080954&gt;] __lock_acquire+0x39f/0xdd9</text:p>
            <text:p><text:s text:c="25"/>[&lt;ffffffff81081ab8&gt;] lock_acquire+0xe4/0x114</text:p>
            <text:p><text:s text:c="25"/>[&lt;ffffffff8149591f&gt;] _raw_spin_lock+0x31/0x40</text:p>
            <text:p><text:s text:c="25"/>[&lt;ffffffffa000d8c4&gt;] pick_test+0x72e/0x892 [lockdep_test]</text:p>
            <text:p><text:s text:c="25"/>[&lt;ffffffff8100207f&gt;] do_one_initcall+0x7f/0x13e</text:p>
            <text:p><text:s text:c="25"/>[&lt;ffffffff8108b9b5&gt;] sys_init_module+0x83/0x1ce</text:p>
            <text:p><text:s text:c="25"/>[&lt;ffffffff8149cd02&gt;] system_call_fastpath+0x16/0x1b</text:p>
            <text:p><text:s text:c="2"/>}</text:p>
            <text:p><text:s text:c="2"/>... key <text:s text:c="5"/>at: [&lt;ffffffffa000dc98&gt;] lockB+0x18/0xfffffffffffffded [lockdep_test]</text:p>
            <text:p><text:s text:c="2"/>... acquired at:</text:p>
            <text:p><text:s text:c="3"/>[&lt;ffffffff81081ab8&gt;] lock_acquire+0xe4/0x114</text:p>
            <text:p><text:s text:c="3"/>[&lt;ffffffff8149591f&gt;] _raw_spin_lock+0x31/0x40</text:p>
            <text:p><text:s text:c="3"/>[&lt;ffffffffa000d8c4&gt;] pick_test+0x72e/0x892 [lockdep_test]</text:p>
            <text:p><text:s text:c="3"/>[&lt;ffffffff8100207f&gt;] do_one_initcall+0x7f/0x13e</text:p>
            <text:p><text:s text:c="3"/>[&lt;ffffffff8108b9b5&gt;] sys_init_module+0x83/0x1ce</text:p>
            <text:p><text:s text:c="3"/>[&lt;ffffffff8149cd02&gt;] system_call_fastpath+0x16/0x1b</text:p>
          </draw:text-box>
        </draw:frame>
        <presentation:notes draw:style-name="dp2">
          <draw:page-thumbnail draw:style-name="gr1" draw:layer="layout" svg:width="13.133cm" svg:height="9.007cm" svg:x="4.537cm" svg:y="2.628cm" draw:page-number="46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47" draw:style-name="dp1" draw:master-page-name="lyt-default">
        <draw:frame draw:style-name="gr31" draw:layer="layout" svg:width="21.999cm" svg:height="18.027cm" svg:x="3.175cm" svg:y="1.658cm">
          <draw:text-box>
            <text:p>-&gt; (lockA){-.....} ops: 2 {</text:p>
            <text:p><text:s text:c="3"/>IN-HARDIRQ-W at:</text:p>
            <text:p><text:s text:c="24"/>[&lt;ffffffff81080869&gt;] __lock_acquire+0x2b4/0xdd9</text:p>
            <text:p><text:s text:c="24"/>[&lt;ffffffff81081ab8&gt;] lock_acquire+0xe4/0x114</text:p>
            <text:p><text:s text:c="24"/>[&lt;ffffffff81495a24&gt;] _raw_spin_lock_irqsave+0x49/0x5b</text:p>
            <text:p><text:s text:c="24"/>[&lt;ffffffffa000d01a&gt;] probe_irq_entry+0x1a/0x6c [lockdep_test]</text:p>
            <text:p><text:s text:c="24"/>[&lt;ffffffff810aa8eb&gt;] handle_irq_event_percpu+0x4c/0x19c</text:p>
            <text:p><text:s text:c="24"/>[&lt;ffffffff810aaa7f&gt;] handle_irq_event+0x44/0x65</text:p>
            <text:p><text:s text:c="24"/>[&lt;ffffffff810accb4&gt;] handle_fasteoi_irq+0x8d/0xb3</text:p>
            <text:p><text:s text:c="24"/>[&lt;ffffffff81010c67&gt;] handle_irq+0x88/0x91</text:p>
            <text:p><text:s text:c="24"/>[&lt;ffffffff8149f8bd&gt;] do_IRQ+0x4d/0xb4</text:p>
            <text:p><text:s text:c="24"/>[&lt;ffffffff814962b3&gt;] ret_from_intr+0x0/0x1a</text:p>
            <text:p><text:s text:c="24"/>[&lt;ffffffff813e9106&gt;] dev_hard_start_xmit+0x40f/0x591</text:p>
            <text:p><text:s text:c="24"/>[&lt;ffffffff813fd335&gt;] sch_direct_xmit+0x72/0x14e</text:p>
            <text:p><text:s text:c="24"/>[&lt;ffffffff813e95e5&gt;] dev_queue_xmit+0x35d/0x534</text:p>
            <text:p><text:s text:c="24"/>[&lt;ffffffff8141cfd6&gt;] ip_finish_output2+0x1f2/0x269</text:p>
            <text:p><text:s text:c="24"/>[&lt;ffffffff8141d0b5&gt;] ip_finish_output+0x68/0x6d</text:p>
            <text:p><text:s text:c="24"/>[&lt;ffffffff8141d249&gt;] NF_HOOK_COND.clone.1+0x54/0x5b</text:p>
            <text:p><text:s text:c="24"/>[&lt;ffffffff8141d400&gt;] ip_output+0x65/0x6d</text:p>
            <text:p><text:s text:c="24"/>[&lt;ffffffff8141a885&gt;] dst_output+0x1c/0x20</text:p>
            <text:p><text:s text:c="24"/>[&lt;ffffffff8141c58b&gt;] ip_local_out+0x23/0x27</text:p>
            <text:p><text:s text:c="24"/>[&lt;ffffffff8141cbcc&gt;] ip_queue_xmit+0x32f/0x393</text:p>
            <text:p><text:s text:c="24"/>[&lt;ffffffff8142e8b1&gt;] tcp_transmit_skb+0x760/0x79e</text:p>
            <text:p><text:s text:c="24"/>[&lt;ffffffff814310f0&gt;] tcp_write_xmit+0x80b/0x8fa</text:p>
            <text:p><text:s text:c="24"/>[&lt;ffffffff8143123a&gt;] __tcp_push_pending_frames+0x25/0x52</text:p>
          </draw:text-box>
        </draw:frame>
        <presentation:notes draw:style-name="dp2">
          <draw:page-thumbnail draw:style-name="gr1" draw:layer="layout" svg:width="13.133cm" svg:height="9.007cm" svg:x="4.537cm" svg:y="2.628cm" draw:page-number="47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48" draw:style-name="dp1" draw:master-page-name="lyt-default">
        <draw:frame draw:style-name="gr32" draw:layer="layout" svg:width="21.195cm" svg:height="18.483cm" svg:x="3.57cm" svg:y="1.202cm">
          <draw:text-box>
            <text:p><text:s text:c="3"/>INITIAL USE at:</text:p>
            <text:p><text:s text:c="23"/>[&lt;ffffffff81080954&gt;] __lock_acquire+0x39f/0xdd9</text:p>
            <text:p><text:s text:c="23"/>[&lt;ffffffff81081ab8&gt;] lock_acquire+0xe4/0x114</text:p>
            <text:p><text:s text:c="23"/>[&lt;ffffffff814959cc&gt;] _raw_spin_lock_irq+0x3d/0x4c</text:p>
            <text:p><text:s text:c="23"/>[&lt;ffffffffa000d8b8&gt;] pick_test+0x722/0x892 [lockdep_test]</text:p>
            <text:p><text:s text:c="23"/>[&lt;ffffffff8100207f&gt;] do_one_initcall+0x7f/0x13e</text:p>
            <text:p><text:s text:c="23"/>[&lt;ffffffff8108b9b5&gt;] sys_init_module+0x83/0x1ce</text:p>
            <text:p><text:s text:c="23"/>[&lt;ffffffff8149cd02&gt;] system_call_fastpath+0x16/0x1b</text:p>
            <text:p><text:s/>}</text:p>
            <text:p><text:s/>... key <text:s text:c="5"/>at: [&lt;ffffffffa000dc58&gt;] lockA+0x18/0xfffffffffffffe2d [lockdep_test]</text:p>
            <text:p><text:s/>... acquired at:</text:p>
            <text:p><text:s text:c="3"/>[&lt;ffffffff8107fe33&gt;] check_usage_forwards+0x7c/0x87</text:p>
            <text:p><text:s text:c="3"/>[&lt;ffffffff8107f3a1&gt;] mark_lock+0x13d/0x235</text:p>
            <text:p><text:s text:c="3"/>[&lt;ffffffff81080869&gt;] __lock_acquire+0x2b4/0xdd9</text:p>
            <text:p><text:s text:c="3"/>[&lt;ffffffff81081ab8&gt;] lock_acquire+0xe4/0x114</text:p>
            <text:p><text:s text:c="3"/>[&lt;ffffffff81495a24&gt;] _raw_spin_lock_irqsave+0x49/0x5b</text:p>
            <text:p><text:s text:c="3"/>[&lt;ffffffffa000d01a&gt;] probe_irq_entry+0x1a/0x6c [lockdep_test]</text:p>
            <text:p><text:s text:c="3"/>[&lt;ffffffff810aa8eb&gt;] handle_irq_event_percpu+0x4c/0x19c</text:p>
            <text:p><text:s text:c="3"/>[&lt;ffffffff810aaa7f&gt;] handle_irq_event+0x44/0x65</text:p>
            <text:p><text:s text:c="3"/>[&lt;ffffffff810accb4&gt;] handle_fasteoi_irq+0x8d/0xb3</text:p>
            <text:p><text:s text:c="3"/>[&lt;ffffffff81010c67&gt;] handle_irq+0x88/0x91</text:p>
            <text:p><text:s text:c="3"/>[&lt;ffffffff8149f8bd&gt;] do_IRQ+0x4d/0xb4</text:p>
            <text:p><text:s text:c="3"/>[&lt;ffffffff814962b3&gt;] ret_from_intr+0x0/0x1a</text:p>
            <text:p><text:s text:c="3"/>[&lt;ffffffff813e9106&gt;] dev_hard_start_xmit+0x40f/0x591</text:p>
            <text:p><text:s/></text:p>
          </draw:text-box>
        </draw:frame>
        <presentation:notes draw:style-name="dp2">
          <draw:page-thumbnail draw:style-name="gr1" draw:layer="layout" svg:width="13.133cm" svg:height="9.007cm" svg:x="4.537cm" svg:y="2.628cm" draw:page-number="48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49" draw:style-name="dp1" draw:master-page-name="lyt-default" presentation:presentation-page-layout-name="AL3T19">
        <draw:frame presentation:style-name="pr1" draw:layer="layout" svg:width="23.91cm" svg:height="3.256cm" svg:x="2.056cm" svg:y="1.867cm" presentation:class="title">
          <draw:text-box>
            <text:p>Confusing Example</text:p>
          </draw:text-box>
        </draw:frame>
        <draw:frame draw:style-name="gr8" draw:text-style-name="P5" draw:layer="layout" svg:width="2.995cm" svg:height="1.207cm" svg:x="2.709cm" svg:y="7.037cm">
          <draw:text-box>
            <text:p text:style-name="P8"><text:span text:style-name="T4">CPU 0</text:span></text:p>
          </draw:text-box>
        </draw:frame>
        <draw:frame draw:style-name="gr9" draw:text-style-name="P6" draw:layer="layout" svg:width="2.805cm" svg:height="1.208cm" svg:x="2.91cm" svg:y="10.789cm">
          <draw:text-box>
            <text:p text:style-name="P6">lock B</text:p>
          </draw:text-box>
        </draw:frame>
        <draw:frame draw:style-name="gr10" draw:text-style-name="P13" draw:layer="layout" svg:width="6.2cm" svg:height="1.27cm" svg:x="2.835cm" svg:y="12.694cm">
          <draw:text-box>
            <text:p text:style-name="P13"><text:span text:style-name="T8">del_timer_sync</text:span></text:p>
          </draw:text-box>
        </draw:frame>
        <draw:frame draw:style-name="gr11" draw:text-style-name="P11" draw:layer="layout" svg:width="4.033cm" svg:height="2.139cm" svg:x="2.952cm" svg:y="8.249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9.057cm" svg:y="6.979cm">
          <draw:text-box>
            <text:p text:style-name="P8"><text:span text:style-name="T4">CPU 1</text:span></text:p>
          </draw:text-box>
        </draw:frame>
        <draw:line draw:style-name="gr3" draw:text-style-name="P1" draw:layer="layout" svg:x1="23.662cm" svg:y1="15.863cm" svg:x2="25.567cm" svg:y2="15.869cm">
          <text:p/>
        </draw:line>
        <draw:frame draw:style-name="gr4" draw:text-style-name="P2" draw:layer="layout" svg:width="5.548cm" svg:height="1.276cm" svg:x="22.452cm" svg:y="16.504cm">
          <draw:text-box>
            <text:p text:style-name="P3"><text:span text:style-name="T3">DEADLOCK</text:span></text:p>
          </draw:text-box>
        </draw:frame>
        <draw:line draw:style-name="gr7" draw:text-style-name="P9" draw:layer="layout" svg:x1="15.24cm" svg:y1="12.047cm" svg:x2="17.145cm" svg:y2="12.047cm">
          <text:p/>
        </draw:line>
        <draw:frame draw:style-name="gr4" draw:text-style-name="P6" draw:layer="layout" svg:width="3.042cm" svg:height="1.195cm" svg:x="20.487cm" svg:y="15.228cm">
          <draw:text-box>
            <text:p text:style-name="P6">Lock A</text:p>
          </draw:text-box>
        </draw:frame>
        <draw:frame draw:style-name="gr15" draw:text-style-name="P5" draw:layer="layout" svg:width="4.63cm" svg:height="1.038cm" svg:x="17.613cm" svg:y="11.656cm">
          <draw:text-box>
            <text:p text:style-name="P5"><text:span text:style-name="T5">timer handler</text:span></text:p>
          </draw:text-box>
        </draw:frame>
        <draw:line draw:style-name="gr7" draw:text-style-name="P9" draw:layer="layout" svg:x1="18.622cm" svg:y1="14.355cm" svg:x2="20.527cm" svg:y2="14.355cm">
          <text:p/>
        </draw:line>
        <draw:frame draw:style-name="gr4" draw:text-style-name="P10" draw:layer="layout" svg:width="3.135cm" svg:height="1.038cm" svg:x="20.527cm" svg:y="13.958cm">
          <draw:text-box>
            <text:p text:style-name="P5"><text:span text:style-name="T5">Interrupt</text:span></text:p>
          </draw:text-box>
        </draw:frame>
        <draw:frame draw:style-name="gr4" draw:text-style-name="P6" draw:layer="layout" svg:width="2.758cm" svg:height="1.195cm" svg:x="9.525cm" svg:y="10.154cm">
          <draw:text-box>
            <text:p text:style-name="P6"><text:span text:style-name="T9">lock A</text:span></text:p>
          </draw:text-box>
        </draw:frame>
        <draw:frame draw:style-name="gr9" draw:text-style-name="P6" draw:layer="layout" svg:width="2.805cm" svg:height="1.208cm" svg:x="9.525cm" svg:y="12.121cm">
          <draw:text-box>
            <text:p text:style-name="P6">lock B</text:p>
          </draw:text-box>
        </draw:frame>
        <draw:frame draw:style-name="gr11" draw:text-style-name="P11" draw:layer="layout" svg:width="4.033cm" svg:height="2.139cm" svg:x="9.302cm" svg:y="8.249cm">
          <draw:text-box>
            <text:p text:style-name="P11"><text:span text:style-name="T6">disable</text:span></text:p>
            <text:p text:style-name="P11"><text:span text:style-name="T6">interrupts</text:span></text:p>
          </draw:text-box>
        </draw:frame>
        <draw:frame draw:style-name="gr8" draw:text-style-name="P5" draw:layer="layout" svg:width="2.991cm" svg:height="1.207cm" svg:x="13.97cm" svg:y="6.979cm">
          <draw:text-box>
            <text:p text:style-name="P8"><text:span text:style-name="T4">CPU 2</text:span></text:p>
          </draw:text-box>
        </draw:frame>
        <presentation:notes draw:style-name="dp2">
          <draw:page-thumbnail draw:style-name="gr1" draw:layer="layout" svg:width="13.133cm" svg:height="9.007cm" svg:x="4.537cm" svg:y="2.628cm" draw:page-number="49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50" draw:style-name="dp1" draw:master-page-name="lyt-default" presentation:presentation-page-layout-name="AL3T19">
        <draw:frame presentation:style-name="pr1" draw:layer="layout" svg:width="23.91cm" svg:height="3.256cm" svg:x="2.056cm" svg:y="1.867cm" presentation:class="title">
          <draw:text-box>
            <text:p>Confusing Example</text:p>
          </draw:text-box>
        </draw:frame>
        <draw:frame draw:style-name="gr33" draw:layer="layout" svg:width="19.514cm" svg:height="13.761cm" svg:x="4.616cm" svg:y="5.924cm">
          <draw:text-box>
            <text:p><text:s text:c="8"/>setup_timer(&amp;mytimer, timeout, 0);</text:p>
            <text:p><text:s text:c="8"/>mod_timer(&amp;mytimer, 10);</text:p>
            <text:p/>
            <text:p><text:s text:c="8"/>ret = register_trace_irq_handler_entry(probe_irq_entry, NULL);</text:p>
            <text:p><text:s text:c="8"/>if (WARN_ON(ret))</text:p>
            <text:p><text:s text:c="16"/>return -1;</text:p>
            <text:p/>
            <text:p><text:s text:c="8"/>set_current_state(TASK_INTERRUPTIBLE);</text:p>
            <text:p><text:s text:c="8"/>schedule_timeout(5*HZ);</text:p>
            <text:p/>
            <text:p><text:s text:c="8"/>spin_lock_irq(&amp;lockA);</text:p>
            <text:p><text:s text:c="8"/>spin_lock(&amp;lockB);</text:p>
            <text:p><text:s text:c="8"/>spin_unlock(&amp;lockB);</text:p>
            <text:p><text:s text:c="8"/>spin_unlock_irq(&amp;lockA);</text:p>
            <text:p/>
            <text:p/>
            <text:p><text:s text:c="8"/>spin_lock_irq(&amp;lockB);</text:p>
            <text:p><text:s text:c="8"/>del_timer_sync(&amp;mytimer);</text:p>
            <text:p><text:s text:c="8"/>spin_unlock_irq(&amp;lockB);</text:p>
          </draw:text-box>
        </draw:frame>
        <presentation:notes draw:style-name="dp2">
          <draw:page-thumbnail draw:style-name="gr1" draw:layer="layout" svg:width="13.133cm" svg:height="9.007cm" svg:x="4.537cm" svg:y="2.628cm" draw:page-number="50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51" draw:style-name="dp1" draw:master-page-name="lyt-default" presentation:presentation-page-layout-name="AL3T19">
        <draw:frame presentation:style-name="pr6" draw:layer="layout" svg:width="23.91cm" svg:height="3.507cm" svg:x="2.056cm" svg:y="1.742cm" presentation:class="title">
          <draw:text-box>
            <text:p>Lockdep Splat</text:p>
          </draw:text-box>
        </draw:frame>
        <draw:frame draw:style-name="gr17" draw:layer="layout" svg:width="21.207cm" svg:height="8.073cm" svg:x="2.923cm" svg:y="6.532cm">
          <draw:text-box>
            <text:p>======================================================</text:p>
            <text:p>[ INFO: HARDIRQ-safe -&gt; HARDIRQ-unsafe lock order detected ]</text:p>
            <text:p>3.1.0-rc4-test-00131-g9e79e3e #2</text:p>
            <text:p>------------------------------------------------------</text:p>
            <text:p>insmod/1381 [HC0[0]:SC0[0]:HE0:SE1] is trying to acquire:</text:p>
            <text:p><text:s/>(&amp;mytimer){+.-...}, at: [&lt;ffffffff8105deeb&gt;] del_timer_sync+0x0/0xce</text:p>
            <text:p/>
            <text:p>and this task is already holding:</text:p>
            <text:p><text:s/>(lockB){......}, at: [&lt;ffffffffa0010127&gt;] lt_initD2+0x127/0x143 [lockdep_test]</text:p>
            <text:p>which would create a new lock dependency:</text:p>
            <text:p><text:s/>(lockB){......} -&gt; (&amp;mytimer){+.-...}</text:p>
          </draw:text-box>
        </draw:frame>
        <presentation:notes draw:style-name="dp2">
          <draw:page-thumbnail draw:style-name="gr1" draw:layer="layout" svg:width="13.133cm" svg:height="9.007cm" svg:x="4.537cm" svg:y="2.628cm" draw:page-number="51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52" draw:style-name="dp1" draw:master-page-name="lyt-default">
        <draw:frame draw:style-name="gr34" draw:layer="layout" svg:width="18.096cm" svg:height="19.608cm" svg:x="4.445cm" svg:y="0.077cm">
          <draw:text-box>
            <text:p>but this new dependency connects a HARDIRQ-irq-safe lock:</text:p>
            <text:p><text:s/>(lockA){-.....}</text:p>
            <text:p>... which became HARDIRQ-irq-safe at:</text:p>
            <text:p><text:s text:c="2"/>[&lt;ffffffff81080869&gt;] __lock_acquire+0x2b4/0xdd9</text:p>
            <text:p><text:s text:c="2"/>[&lt;ffffffff81081ab8&gt;] lock_acquire+0xe4/0x114</text:p>
            <text:p><text:s text:c="2"/>[&lt;ffffffff81495a24&gt;] _raw_spin_lock_irqsave+0x49/0x5b</text:p>
            <text:p><text:s text:c="2"/>[&lt;ffffffffa000d025&gt;] probe_irq_entry+0x1a/0x6c [lockdep_test]</text:p>
            <text:p><text:s text:c="2"/>[&lt;ffffffff810aa8eb&gt;] handle_irq_event_percpu+0x4c/0x19c</text:p>
            <text:p><text:s text:c="2"/>[&lt;ffffffff810aaa7f&gt;] handle_irq_event+0x44/0x65</text:p>
            <text:p><text:s text:c="2"/>[&lt;ffffffff810acbff&gt;] handle_edge_irq+0xb2/0xda</text:p>
            <text:p><text:s text:c="2"/>[&lt;ffffffff81010c67&gt;] handle_irq+0x88/0x91</text:p>
            <text:p><text:s text:c="2"/>[&lt;ffffffff8149f8bd&gt;] do_IRQ+0x4d/0xb4</text:p>
            <text:p><text:s text:c="2"/>[&lt;ffffffff814962b3&gt;] ret_from_intr+0x0/0x1a</text:p>
            <text:p>[snip]</text:p>
            <text:p/>
            <text:p>to a HARDIRQ-irq-unsafe lock:</text:p>
            <text:p><text:s/>(&amp;mytimer){+.-...}</text:p>
            <text:p>... which became HARDIRQ-irq-unsafe at:</text:p>
            <text:p>... <text:s/>[&lt;ffffffff810808dd&gt;] __lock_acquire+0x328/0xdd9</text:p>
            <text:p><text:s text:c="2"/>[&lt;ffffffff81081ab8&gt;] lock_acquire+0xe4/0x114</text:p>
            <text:p><text:s text:c="2"/>[&lt;ffffffff8105e4e2&gt;] run_timer_softirq+0x1df/0x309</text:p>
            <text:p><text:s text:c="2"/>[&lt;ffffffff810562af&gt;] __do_softirq+0xe5/0x1d5</text:p>
            <text:p><text:s text:c="2"/>[&lt;ffffffff8149effc&gt;] call_softirq+0x1c/0x30</text:p>
            <text:p><text:s text:c="2"/>[&lt;ffffffff81010b87&gt;] do_softirq+0x4b/0xa3</text:p>
            <text:p><text:s text:c="2"/>[&lt;ffffffff81055fcd&gt;] irq_exit+0x53/0xca</text:p>
            <text:p><text:s text:c="2"/>[&lt;ffffffff8149f9af&gt;] smp_apic_timer_interrupt+0x8b/0x99</text:p>
            <text:p>[snip]</text:p>
          </draw:text-box>
        </draw:frame>
        <presentation:notes draw:style-name="dp2">
          <draw:page-thumbnail draw:style-name="gr1" draw:layer="layout" svg:width="13.133cm" svg:height="9.007cm" svg:x="4.537cm" svg:y="2.628cm" draw:page-number="52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53" draw:style-name="dp1" draw:master-page-name="lyt-default">
        <draw:frame draw:style-name="gr35" draw:text-style-name="P18" draw:layer="layout" svg:width="21.462cm" svg:height="12.491cm" svg:x="4.573cm" svg:y="4.445cm">
          <draw:text-box>
            <text:p text:style-name="P18"><text:span text:style-name="T12">other info that might help us debug this:</text:span></text:p>
            <text:p text:style-name="P18"><text:span text:style-name="T12"/></text:p>
            <text:p text:style-name="P18"><text:span text:style-name="T12">Chain exists of:</text:span></text:p>
            <text:p text:style-name="P18"><text:span text:style-name="T12"><text:s text:c="2"/></text:span><text:span text:style-name="T12">lockA --&gt; lockB --&gt; &amp;mytimer</text:span></text:p>
            <text:p text:style-name="P18"><text:span text:style-name="T12"/></text:p>
            <text:p text:style-name="P18"><text:span text:style-name="T12"><text:s/></text:span><text:span text:style-name="T12">Possible interrupt unsafe locking scenario:</text:span></text:p>
            <text:p text:style-name="P18"><text:span text:style-name="T12"/></text:p>
            <text:p text:style-name="P18"><text:span text:style-name="T12"><text:s text:c="7"/></text:span><text:span text:style-name="T12">CPU0 <text:s text:c="19"/>CPU1</text:span></text:p>
            <text:p text:style-name="P18"><text:span text:style-name="T12"><text:s text:c="7"/></text:span><text:span text:style-name="T12">---- <text:s text:c="19"/>----</text:span></text:p>
            <text:p text:style-name="P18"><text:span text:style-name="T12"><text:s text:c="2"/></text:span><text:span text:style-name="T12">lock(&amp;mytimer);</text:span></text:p>
            <text:p text:style-name="P18"><text:span text:style-name="T12"><text:s text:c="31"/></text:span><text:span text:style-name="T12">local_irq_disable();</text:span></text:p>
            <text:p text:style-name="P18"><text:span text:style-name="T12"><text:s text:c="31"/></text:span><text:span text:style-name="T12">lock(lockA);</text:span></text:p>
            <text:p text:style-name="P18"><text:span text:style-name="T12"><text:s text:c="31"/></text:span><text:span text:style-name="T12">lock(lockB);</text:span></text:p>
            <text:p text:style-name="P18"><text:span text:style-name="T12"><text:s text:c="2"/></text:span><text:span text:style-name="T12">&lt;Interrupt&gt;</text:span></text:p>
            <text:p text:style-name="P18"><text:span text:style-name="T12"><text:s text:c="4"/></text:span><text:span text:style-name="T12">lock(lockA);</text:span></text:p>
            <text:p text:style-name="P18"><text:span text:style-name="T12"/></text:p>
            <text:p text:style-name="P18"><text:span text:style-name="T12"><text:s/></text:span><text:span text:style-name="T12">*** DEADLOCK ***</text:span></text:p>
          </draw:text-box>
        </draw:frame>
        <presentation:notes draw:style-name="dp2">
          <draw:page-thumbnail draw:style-name="gr1" draw:layer="layout" svg:width="13.133cm" svg:height="9.007cm" svg:x="4.537cm" svg:y="2.628cm" draw:page-number="53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54" draw:style-name="dp1" draw:master-page-name="lyt-default">
        <office:forms form:automatic-focus="false" form:apply-design-mode="false"/>
        <draw:frame draw:style-name="gr36" draw:layer="layout" svg:width="22.363cm" svg:height="16.55cm" svg:x="3.175cm" svg:y="2.54cm">
          <draw:text-box>
            <text:p>the dependencies between HARDIRQ-irq-safe lock and the holding lock:</text:p>
            <text:p><text:s/>-&gt; (lockA){-.....} ops: 11 {</text:p>
            <text:p><text:s text:c="4"/>IN-HARDIRQ-W at:</text:p>
            <text:p><text:s text:c="26"/>[&lt;ffffffff81080869&gt;] __lock_acquire+0x2b4/0xdd9</text:p>
            <text:p><text:s text:c="26"/>[&lt;ffffffff81081ab8&gt;] lock_acquire+0xe4/0x114</text:p>
            <text:p><text:s text:c="26"/>[&lt;ffffffff81495a24&gt;] _raw_spin_lock_irqsave+0x49/0x5b</text:p>
            <text:p><text:s text:c="26"/>[&lt;ffffffffa000d025&gt;] probe_irq_entry+0x1a/0x6c [lockdep_test]</text:p>
            <text:p>[snip]</text:p>
            <text:p><text:s text:c="4"/>INITIAL USE at:</text:p>
            <text:p><text:s text:c="25"/>[&lt;ffffffff81080954&gt;] __lock_acquire+0x39f/0xdd9</text:p>
            <text:p><text:s text:c="25"/>[&lt;ffffffff81081ab8&gt;] lock_acquire+0xe4/0x114</text:p>
            <text:p>[snip]</text:p>
            <text:p><text:s text:c="2"/>}</text:p>
            <text:p><text:s text:c="2"/>... key <text:s text:c="5"/>at: [&lt;ffffffffa000de48&gt;] lockA+0x18/0xfffffffffffffde5 [lockdep_test]</text:p>
            <text:p><text:s text:c="2"/>... acquired at:</text:p>
            <text:p><text:s text:c="3"/>[&lt;ffffffff81081ab8&gt;] lock_acquire+0xe4/0x114</text:p>
            <text:p><text:s text:c="3"/>[&lt;ffffffff8149591f&gt;] _raw_spin_lock+0x31/0x40</text:p>
            <text:p><text:s text:c="3"/>[&lt;ffffffffa0010103&gt;] lt_initD2+0x103/0x143 [lockdep_test]</text:p>
            <text:p><text:s text:c="3"/>[&lt;ffffffffa000dbb3&gt;] pick_test+0xa12/0xa2f [lockdep_test]</text:p>
            <text:p><text:s text:c="3"/>[&lt;ffffffff8100207f&gt;] do_one_initcall+0x7f/0x13e</text:p>
            <text:p><text:s text:c="3"/>[&lt;ffffffff8108b9b5&gt;] sys_init_module+0x83/0x1ce</text:p>
            <text:p><text:s text:c="3"/>[&lt;ffffffff8149cd02&gt;] system_call_fastpath+0x16/0x1b</text:p>
          </draw:text-box>
        </draw:frame>
        <presentation:notes draw:style-name="dp2">
          <draw:page-thumbnail draw:style-name="gr1" draw:layer="layout" svg:width="13.133cm" svg:height="9.007cm" svg:x="4.537cm" svg:y="2.628cm" draw:page-number="54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55" draw:style-name="dp1" draw:master-page-name="lyt-default">
        <draw:frame draw:style-name="gr22" draw:layer="layout" svg:width="21.229cm" svg:height="15.894cm" svg:x="3.536cm" svg:y="1.905cm">
          <draw:text-box>
            <text:p>-&gt; (lockB){......} ops: 2 {</text:p>
            <text:p><text:s text:c="3"/>INITIAL USE at:</text:p>
            <text:p><text:s text:c="23"/>[&lt;ffffffff81080954&gt;] __lock_acquire+0x39f/0xdd9</text:p>
            <text:p><text:s text:c="23"/>[&lt;ffffffff81081ab8&gt;] lock_acquire+0xe4/0x114</text:p>
            <text:p><text:s text:c="23"/>[&lt;ffffffff8149591f&gt;] _raw_spin_lock+0x31/0x40</text:p>
            <text:p><text:s text:c="23"/>[&lt;ffffffffa0010103&gt;] lt_initD2+0x103/0x143 [lockdep_test]</text:p>
            <text:p><text:s text:c="23"/>[&lt;ffffffffa000dbb3&gt;] pick_test+0xa12/0xa2f [lockdep_test]</text:p>
            <text:p><text:s text:c="23"/>[&lt;ffffffff8100207f&gt;] do_one_initcall+0x7f/0x13e</text:p>
            <text:p><text:s text:c="23"/>[&lt;ffffffff8108b9b5&gt;] sys_init_module+0x83/0x1ce</text:p>
            <text:p><text:s text:c="23"/>[&lt;ffffffff8149cd02&gt;] system_call_fastpath+0x16/0x1b</text:p>
            <text:p><text:s/>}</text:p>
            <text:p><text:s/>... key <text:s text:c="5"/>at: [&lt;ffffffffa000de88&gt;] lockB+0x18/0xfffffffffffffda5 [lockdep_test]</text:p>
            <text:p><text:s/>... acquired at:</text:p>
            <text:p><text:s text:c="3"/>[&lt;ffffffff81080295&gt;] check_irq_usage+0x5d/0xbe</text:p>
            <text:p><text:s text:c="3"/>[&lt;ffffffff810810c1&gt;] __lock_acquire+0xb0c/0xdd9</text:p>
            <text:p><text:s text:c="3"/>[&lt;ffffffff81081ab8&gt;] lock_acquire+0xe4/0x114</text:p>
            <text:p><text:s text:c="3"/>[&lt;ffffffff8105df39&gt;] del_timer_sync+0x4e/0xce</text:p>
            <text:p><text:s text:c="3"/>[&lt;ffffffffa0010133&gt;] lt_initD2+0x133/0x143 [lockdep_test]</text:p>
            <text:p><text:s text:c="3"/>[&lt;ffffffffa000dbb3&gt;] pick_test+0xa12/0xa2f [lockdep_test]</text:p>
            <text:p><text:s text:c="3"/>[&lt;ffffffff8100207f&gt;] do_one_initcall+0x7f/0x13e</text:p>
            <text:p><text:s text:c="3"/>[&lt;ffffffff8108b9b5&gt;] sys_init_module+0x83/0x1ce</text:p>
            <text:p><text:s text:c="3"/>[&lt;ffffffff8149cd02&gt;] system_call_fastpath+0x16/0x1b</text:p>
          </draw:text-box>
        </draw:frame>
        <presentation:notes draw:style-name="dp2">
          <draw:page-thumbnail draw:style-name="gr1" draw:layer="layout" svg:width="13.133cm" svg:height="9.007cm" svg:x="4.537cm" svg:y="2.628cm" draw:page-number="55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56" draw:style-name="dp1" draw:master-page-name="lyt-default">
        <draw:frame draw:style-name="gr37" draw:layer="layout" svg:width="23.514cm" svg:height="15.182cm" svg:x="2.521cm" svg:y="4.445cm">
          <draw:text-box>
            <text:p>the dependencies between the lock to be acquired and HARDIRQ-irq-unsafe lock:</text:p>
            <text:p>-&gt; (&amp;mytimer){+.-...} ops: 2 {</text:p>
            <text:p><text:s text:c="3"/>HARDIRQ-ON-W at:</text:p>
            <text:p><text:s text:c="24"/>[&lt;ffffffff810808dd&gt;] __lock_acquire+0x328/0xdd9</text:p>
            <text:p><text:s text:c="24"/>[&lt;ffffffff81081ab8&gt;] lock_acquire+0xe4/0x114</text:p>
            <text:p><text:s text:c="24"/>[&lt;ffffffff8105e4e2&gt;] run_timer_softirq+0x1df/0x309</text:p>
            <text:p><text:s text:c="24"/>[&lt;ffffffff810562af&gt;] __do_softirq+0xe5/0x1d5</text:p>
            <text:p><text:s text:c="24"/>[&lt;ffffffff8149effc&gt;] call_softirq+0x1c/0x30</text:p>
            <text:p>[snip]</text:p>
            <text:p><text:s text:c="3"/>IN-SOFTIRQ-W at:</text:p>
            <text:p><text:s text:c="24"/>[&lt;ffffffff8108088a&gt;] __lock_acquire+0x2d5/0xdd9</text:p>
            <text:p><text:s text:c="24"/>[&lt;ffffffff81081ab8&gt;] lock_acquire+0xe4/0x114</text:p>
            <text:p><text:s text:c="24"/>[&lt;ffffffff8105e4e2&gt;] run_timer_softirq+0x1df/0x309</text:p>
            <text:p>[snip]</text:p>
            <text:p><text:s text:c="3"/>INITIAL USE at:</text:p>
            <text:p><text:s text:c="23"/>[&lt;ffffffff81080954&gt;] __lock_acquire+0x39f/0xdd9</text:p>
            <text:p><text:s text:c="23"/>[&lt;ffffffff81081ab8&gt;] lock_acquire+0xe4/0x114</text:p>
            <text:p><text:s text:c="23"/>[&lt;ffffffff8105e4e2&gt;] run_timer_softirq+0x1df/0x309</text:p>
            <text:p><text:s text:c="23"/>[&lt;ffffffff810562af&gt;] __do_softirq+0xe5/0x1d5</text:p>
            <text:p><text:s text:c="23"/>[&lt;ffffffff8149effc&gt;] call_softirq+0x1c/0x30</text:p>
            <text:p><text:s text:c="23"/>[&lt;ffffffff81010b87&gt;] do_softirq+0x4b/0xa3</text:p>
          </draw:text-box>
        </draw:frame>
        <draw:frame draw:style-name="gr37" draw:layer="layout" svg:width="23.514cm" svg:height="12.065cm" svg:x="36.073cm" svg:y="46.9cm">
          <draw:text-box>
            <text:p>the dependencies between the lock to be acquired and HARDIRQ-irq-unsafe lock:</text:p>
            <text:p>-&gt; (&amp;mytimer){+.-...} ops: 2 {</text:p>
            <text:p><text:s text:c="3"/>HARDIRQ-ON-W at:</text:p>
            <text:p><text:s text:c="24"/>[&lt;ffffffff810808dd&gt;] __lock_acquire+0x328/0xdd9</text:p>
            <text:p><text:s text:c="24"/>[&lt;ffffffff81081ab8&gt;] lock_acquire+0xe4/0x114</text:p>
            <text:p><text:s text:c="24"/>[&lt;ffffffff8105e4e2&gt;] run_timer_softirq+0x1df/0x309</text:p>
            <text:p><text:s text:c="24"/>[&lt;ffffffff810562af&gt;] __do_softirq+0xe5/0x1d5</text:p>
            <text:p><text:s text:c="24"/>[&lt;ffffffff8149effc&gt;] call_softirq+0x1c/0x30</text:p>
            <text:p>[snip]</text:p>
            <text:p><text:s text:c="3"/>IN-SOFTIRQ-W at:</text:p>
            <text:p><text:s text:c="24"/>[&lt;ffffffff8108088a&gt;] __lock_acquire+0x2d5/0xdd9</text:p>
            <text:p><text:s text:c="24"/>[&lt;ffffffff81081ab8&gt;] lock_acquire+0xe4/0x114</text:p>
            <text:p><text:s text:c="24"/>[&lt;ffffffff8105e4e2&gt;] run_timer_softirq+0x1df/0x309</text:p>
            <text:p>[snip]</text:p>
            <text:p/>
          </draw:text-box>
        </draw:frame>
        <presentation:notes draw:style-name="dp2">
          <draw:page-thumbnail draw:style-name="gr1" draw:layer="layout" svg:width="13.133cm" svg:height="9.007cm" svg:x="4.537cm" svg:y="2.628cm" draw:page-number="56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57" draw:style-name="dp1" draw:master-page-name="lyt-default">
        <draw:frame draw:style-name="gr38" draw:layer="layout" svg:width="22.913cm" svg:height="17.316cm" svg:x="2.54cm" svg:y="1.905cm">
          <draw:text-box>
            <text:p><text:s/>... key <text:s text:c="5"/>at: [&lt;ffffffffa000e160&gt;] __key.25045+0x0/0xfffffffffffffab5 [lockdep_test]</text:p>
            <text:p><text:s/>... acquired at:</text:p>
            <text:p><text:s text:c="3"/>[&lt;ffffffff81080295&gt;] check_irq_usage+0x5d/0xbe</text:p>
            <text:p><text:s text:c="3"/>[&lt;ffffffff810810c1&gt;] __lock_acquire+0xb0c/0xdd9</text:p>
            <text:p><text:s text:c="3"/>[&lt;ffffffff81081ab8&gt;] lock_acquire+0xe4/0x114</text:p>
            <text:p><text:s text:c="3"/>[&lt;ffffffff8105df39&gt;] del_timer_sync+0x4e/0xce</text:p>
            <text:p><text:s text:c="3"/>[&lt;ffffffffa0010133&gt;] lt_initD2+0x133/0x143 [lockdep_test]</text:p>
            <text:p><text:s text:c="3"/>[&lt;ffffffffa000dbb3&gt;] pick_test+0xa12/0xa2f [lockdep_test]</text:p>
            <text:p><text:s text:c="3"/>[&lt;ffffffff8100207f&gt;] do_one_initcall+0x7f/0x13e</text:p>
            <text:p><text:s text:c="3"/>[&lt;ffffffff8108b9b5&gt;] sys_init_module+0x83/0x1ce</text:p>
            <text:p><text:s text:c="3"/>[&lt;ffffffff8149cd02&gt;] system_call_fastpath+0x16/0x1b</text:p>
            <text:p/>
            <text:p/>
            <text:p>stack backtrace:</text:p>
            <text:p>Pid: 1381, comm: insmod Not tainted 3.1.0-rc4-test-00131-g9e79e3e #2</text:p>
            <text:p>Call Trace:</text:p>
            <text:p><text:s/>[&lt;ffffffff81080224&gt;] check_usage+0x365/0x379</text:p>
            <text:p><text:s/>[&lt;ffffffff81080295&gt;] check_irq_usage+0x5d/0xbe</text:p>
            <text:p><text:s/>[&lt;ffffffff810810c1&gt;] __lock_acquire+0xb0c/0xdd9</text:p>
            <text:p><text:s/>[&lt;ffffffff8105dedd&gt;] ? try_to_del_timer_sync+0x7b/0x89</text:p>
            <text:p><text:s/>[&lt;ffffffff81081ab8&gt;] lock_acquire+0xe4/0x114</text:p>
            <text:p><text:s/>[&lt;ffffffff8105deeb&gt;] ? try_to_del_timer_sync+0x89/0x89</text:p>
            <text:p><text:s/>[&lt;ffffffffa0010127&gt;] ? lt_initD2+0x127/0x143 [lockdep_test]</text:p>
            <text:p><text:s/>[&lt;ffffffff81495fd8&gt;] ? _raw_spin_unlock_irq+0x30/0x3b</text:p>
          </draw:text-box>
        </draw:frame>
        <presentation:notes draw:style-name="dp2">
          <draw:page-thumbnail draw:style-name="gr1" draw:layer="layout" svg:width="13.133cm" svg:height="9.007cm" svg:x="4.537cm" svg:y="2.628cm" draw:page-number="57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58" draw:style-name="dp1" draw:master-page-name="lyt-default" presentation:presentation-page-layout-name="AL3T19">
        <draw:frame presentation:style-name="pr1" draw:layer="layout" svg:width="23.91cm" svg:height="3.256cm" svg:x="2.056cm" svg:y="1.867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3.133cm" svg:height="9.007cm" svg:x="4.537cm" svg:y="2.628cm" draw:page-number="58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aqua1" xlink:href="Pictures/100000000000031A00000253D1D24142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sunrise_5f_box" draw:fill-image-width="0cm" draw:fill-image-height="0cm"/>
    </style:style>
    <style:style style:name="Mdp8" style:family="drawing-page">
      <style:drawing-page-properties draw:background-size="border" draw:fill="bitmap" draw:fill-image-name="bluetitledown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typo3" style:repeat="stretch"/>
    </style:style>
    <style:style style:name="Mdp11" style:family="drawing-page">
      <style:drawing-page-properties draw:background-size="border" draw:fill="bitmap" draw:fill-image-name="forest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default-title">
      <style:graphic-properties draw:fill-color="#ffffff" draw:auto-grow-height="false" fo:min-height="3.508cm"/>
    </style:style>
    <style:style style:name="Mpr32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33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34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8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8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7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8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8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8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10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8cm" svg:y="13.271cm" presentation:class="notes" presentation:placeholder="true">
          <draw:text-box/>
        </draw:frame>
        <draw:frame presentation:style-name="Mpr29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default" style:page-layout-name="PM1" draw:style-name="Mdp1">
      <office:forms form:automatic-focus="false" form:apply-design-mode="false"/>
      <draw:frame presentation:style-name="Mpr31" draw:text-style-name="MP7" draw:layer="backgroundobjects" svg:width="23.91cm" svg:height="3.506cm" svg:x="2.056cm" svg:y="1.742cm" presentation:class="title">
        <draw:text-box>
          <text:p text:style-name="MP7">Click to edit the title</text:p>
        </draw:text-box>
      </draw:frame>
      <draw:frame presentation:style-name="lyt-default-outline1" draw:layer="backgroundobjects" svg:width="23.91cm" svg:height="13.229cm" svg:x="2.056cm" svg:y="5.837cm" presentation:class="outline" presentation:placeholder="true">
        <draw:text-box/>
      </draw:frame>
      <draw:rect draw:style-name="Mgr3" draw:text-style-name="MP8" draw:layer="backgroundobjects" svg:width="28cm" svg:height="0.217cm" svg:x="0.001cm" svg:y="20.783cm">
        <text:p/>
      </draw:rect>
      <presentation:notes style:page-layout-name="PM0">
        <office:forms form:automatic-focus="false" form:apply-design-mode="false"/>
        <draw:page-thumbnail presentation:style-name="lyt-default-title" draw:layer="backgroundobjects" svg:width="13.133cm" svg:height="9.007cm" svg:x="4.537cm" svg:y="2.628cm" presentation:class="page"/>
        <draw:frame presentation:style-name="lyt-default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forest" style:page-layout-name="PM1" draw:style-name="Mdp11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32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8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ven Rostedt</meta:initial-creator>
    <meta:creation-date>2011-09-04T16:51:20</meta:creation-date>
    <meta:editing-duration>PT121H14M24S</meta:editing-duration>
    <meta:editing-cycles>43</meta:editing-cycles>
    <dc:date>2011-09-09T18:04:35</dc:date>
    <dc:creator>Steven Rostedt</dc:creator>
    <meta:generator>OpenOffice.org/3.1$Unix OpenOffice.org_project/310m19$Build-9420</meta:generator>
    <meta:document-statistic meta:object-count="576"/>
  </office:meta>
</office:document-meta>
</file>